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8"/>
        <table:table-column table:style-name="co4" table:default-cell-style-name="Default"/>
        <table:table-column table:style-name="co5" table:default-cell-style-name="Default"/>
        <table:table-column table:style-name="co2" table:default-cell-style-name="ce9"/>
        <table:table-column table:style-name="co6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Contract deployment cost (gas)</text:p>
          </table:table-cell>
          <table:table-cell office:value-type="float" office:value="3164385" calcext:value-type="float">
            <text:p>316438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1"/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ocktime (s)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straint System</text:p>
          </table:table-cell>
          <table:table-cell office:value-type="string" calcext:value-type="string">
            <text:p>CS Size (B)</text:p>
          </table:table-cell>
          <table:table-cell office:value-type="string" calcext:value-type="string">
            <text:p>CS variables / constraints</text:p>
          </table:table-cell>
          <table:table-cell table:style-name="Default" office:value-type="string" calcext:value-type="string">
            <text:p>User #</text:p>
          </table:table-cell>
          <table:table-cell office:value-type="string" calcext:value-type="string">
            <text:p>Runtime (s)</text:p>
          </table:table-cell>
          <table:table-cell office:value-type="string" calcext:value-type="string">
            <text:p>Event Filters (s)</text:p>
          </table:table-cell>
          <table:table-cell table:style-name="Default" office:value-type="string" calcext:value-type="string">
            <text:p>Event Filters (%)</text:p>
          </table:table-cell>
          <table:table-cell office:value-type="string" calcext:value-type="string">
            <text:p>Input wait (s)</text:p>
          </table:table-cell>
          <table:table-cell table:style-name="Default" office:value-type="string" calcext:value-type="string">
            <text:p>Input wait (%)</text:p>
          </table:table-cell>
          <table:table-cell office:value-type="string" calcext:value-type="string">
            <text:p>Net execution time (s)</text:p>
          </table:table-cell>
          <table:table-cell office:value-type="string" calcext:value-type="string">
            <text:p>Net execution time (%)</text:p>
          </table:table-cell>
          <table:table-cell office:value-type="string" calcext:value-type="string">
            <text:p>Net vs Events (%)</text:p>
          </table:table-cell>
          <table:table-cell office:value-type="string" calcext:value-type="string">
            <text:p>Total size (B)</text:p>
          </table:table-cell>
          <table:table-cell office:value-type="string" calcext:value-type="string">
            <text:p>Total gas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Nizks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Stage2</text:p>
          </table:table-cell>
          <table:table-cell office:value-type="string" calcext:value-type="string">
            <text:p>Stage3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68">
            <text:p>add.code</text:p>
          </table:table-cell>
          <table:table-cell table:style-name="ce1" office:value-type="float" office:value="1768" calcext:value-type="float" table:number-columns-spanned="1" table:number-rows-spanned="68">
            <text:p>1768</text:p>
          </table:table-cell>
          <table:table-cell table:style-name="ce1" office:value-type="string" calcext:value-type="string" table:number-columns-spanned="1" table:number-rows-spanned="68">
            <text:p>1 / 1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7s</text:p>
          </table:table-cell>
          <table:table-cell office:value-type="string" calcext:value-type="string">
            <text:p>10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6.75%/93.25%</text:p>
          </table:table-cell>
          <table:table-cell office:value-type="float" office:value="20651" calcext:value-type="float">
            <text:p>20651</text:p>
          </table:table-cell>
          <table:table-cell table:formula="of:=SUM([.O4:.U4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4s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6.93%/93.07%</text:p>
          </table:table-cell>
          <table:table-cell office:value-type="float" office:value="20651" calcext:value-type="float">
            <text:p>20651</text:p>
          </table:table-cell>
          <table:table-cell table:formula="of:=SUM([.O5:.U5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table:formula="of:=SUM([.O6:.U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9s</text:p>
          </table:table-cell>
          <table:table-cell office:value-type="string" calcext:value-type="string">
            <text:p>11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5.80%/94.20%</text:p>
          </table:table-cell>
          <table:table-cell office:value-type="float" office:value="20651" calcext:value-type="float">
            <text:p>20651</text:p>
          </table:table-cell>
          <table:table-cell table:formula="of:=SUM([.O7:.U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10s</text:p>
          </table:table-cell>
          <table:table-cell office:value-type="string" calcext:value-type="string">
            <text:p>103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27%/93.73%</text:p>
          </table:table-cell>
          <table:table-cell office:value-type="float" office:value="20651" calcext:value-type="float">
            <text:p>20651</text:p>
          </table:table-cell>
          <table:table-cell table:formula="of:=SUM([.O8:.U8])"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1001"/>
        </table:table-row>
        <table:table-row table:style-name="ro1">
          <table:covered-table-cell table:number-columns-repeated="3"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9:.U9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table:formula="of:=SUM([.O10:.U10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11]" office:value-type="float" office:value="102069" calcext:value-type="float">
            <text:p>102069</text:p>
          </table:table-cell>
          <table:table-cell table:formula="of:=190890-[.R11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7s</text:p>
          </table:table-cell>
          <table:table-cell office:value-type="string" calcext:value-type="string">
            <text:p>160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10119" calcext:value-type="float">
            <text:p>10119</text:p>
          </table:table-cell>
          <table:table-cell table:formula="of:=SUM([.O11:.U11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60%/95.40%</text:p>
          </table:table-cell>
          <table:table-cell office:value-type="float" office:value="20651" calcext:value-type="float">
            <text:p>20651</text:p>
          </table:table-cell>
          <table:table-cell table:formula="of:=SUM([.O12:.U12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36%/95.64%</text:p>
          </table:table-cell>
          <table:table-cell office:value-type="float" office:value="10119" calcext:value-type="float">
            <text:p>10119</text:p>
          </table:table-cell>
          <table:table-cell table:formula="of:=SUM([.O13:.U13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12]" office:value-type="float" office:value="102895" calcext:value-type="float">
            <text:p>102895</text:p>
          </table:table-cell>
          <table:table-cell table:formula="of:=192958-[.R12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1s</text:p>
          </table:table-cell>
          <table:table-cell office:value-type="string" calcext:value-type="string">
            <text:p>17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61%/95.39%</text:p>
          </table:table-cell>
          <table:table-cell office:value-type="float" office:value="20651" calcext:value-type="float">
            <text:p>20651</text:p>
          </table:table-cell>
          <table:table-cell table:formula="of:=SUM([.O14:.U14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15]" office:value-type="float" office:value="102069" calcext:value-type="float">
            <text:p>102069</text:p>
          </table:table-cell>
          <table:table-cell table:formula="of:=190890-[.R15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8s</text:p>
          </table:table-cell>
          <table:table-cell office:value-type="string" calcext:value-type="string">
            <text:p>16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3.79%/96.21%</text:p>
          </table:table-cell>
          <table:table-cell office:value-type="float" office:value="10119" calcext:value-type="float">
            <text:p>10119</text:p>
          </table:table-cell>
          <table:table-cell table:formula="of:=SUM([.O15:.U15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4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03%/95.97%</text:p>
          </table:table-cell>
          <table:table-cell office:value-type="float" office:value="20651" calcext:value-type="float">
            <text:p>20651</text:p>
          </table:table-cell>
          <table:table-cell table:formula="of:=SUM([.O16:.U16])" office:value-type="float" office:value="934768" calcext:value-type="float">
            <text:p>934768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table:formula="of:=193721-[.Q17]" office:value-type="float" office:value="102069" calcext:value-type="float">
            <text:p>102069</text:p>
          </table:table-cell>
          <table:table-cell table:formula="of:=190890-[.R17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/>
          <table:table-cell office:value-type="string" calcext:value-type="string">
            <text:p>Why different cost for commit?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37%/95.63%</text:p>
          </table:table-cell>
          <table:table-cell office:value-type="float" office:value="10119" calcext:value-type="float">
            <text:p>10119</text:p>
          </table:table-cell>
          <table:table-cell table:formula="of:=SUM([.O17:.U17])" office:value-type="float" office:value="677701" calcext:value-type="float">
            <text:p>677701</text:p>
          </table:table-cell>
          <table:table-cell office:value-type="float" office:value="50053" calcext:value-type="float">
            <text:p>50053</text:p>
          </table:table-cell>
          <table:table-cell office:value-type="float" office:value="80410" calcext:value-type="float">
            <text:p>80410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82s</text:p>
          </table:table-cell>
          <table:table-cell office:value-type="string" calcext:value-type="string">
            <text:p>173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table:style-name="ce9" office:value-type="string" calcext:value-type="string">
            <text:p>s.r.</text:p>
          </table:table-cell>
          <table:table-cell office:value-type="string" calcext:value-type="string">
            <text:p>4.58%/95.42%</text:p>
          </table:table-cell>
          <table:table-cell office:value-type="float" office:value="20651" calcext:value-type="float">
            <text:p>20651</text:p>
          </table:table-cell>
          <table:table-cell table:formula="of:=SUM([.O18:.U18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19]" office:value-type="float" office:value="102069" calcext:value-type="float">
            <text:p>102069</text:p>
          </table:table-cell>
          <table:table-cell table:formula="of:=190890-[.R19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69s</text:p>
          </table:table-cell>
          <table:table-cell office:value-type="string" calcext:value-type="string">
            <text:p>16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7%/96.23%</text:p>
          </table:table-cell>
          <table:table-cell office:value-type="float" office:value="10119" calcext:value-type="float">
            <text:p>10119</text:p>
          </table:table-cell>
          <table:table-cell table:formula="of:=SUM([.O19:.U19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20:.U20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5s</text:p>
          </table:table-cell>
          <table:table-cell office:value-type="string" calcext:value-type="string">
            <text:p>251s</text:p>
          </table:table-cell>
          <table:table-cell table:style-name="Default" office:value-type="float" office:value="0.9499" calcext:value-type="float">
            <text:p>0.9499</text:p>
          </table:table-cell>
          <table:table-cell office:value-type="string" calcext:value-type="string">
            <text:p>2s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10s</text:p>
          </table:table-cell>
          <table:table-cell office:value-type="float" office:value="0.0392" calcext:value-type="float">
            <text:p>0.0392</text:p>
          </table:table-cell>
          <table:table-cell office:value-type="string" calcext:value-type="string">
            <text:p>3.97%/96.03%</text:p>
          </table:table-cell>
          <table:table-cell office:value-type="float" office:value="20651" calcext:value-type="float">
            <text:p>20651</text:p>
          </table:table-cell>
          <table:table-cell table:formula="of:=SUM([.O21:.U21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table:formula="of:=184186-[.R23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3s</text:p>
          </table:table-cell>
          <table:table-cell table:style-name="Default" office:value-type="float" office:value="0.9556" calcext:value-type="float">
            <text:p>0.9556</text:p>
          </table:table-cell>
          <table:table-cell office:value-type="string" calcext:value-type="string">
            <text:p>3s</text:p>
          </table:table-cell>
          <table:table-cell office:value-type="percentage" office:value="0.0122" calcext:value-type="percentage">
            <text:p>1.22%</text:p>
          </table:table-cell>
          <table:table-cell office:value-type="string" calcext:value-type="string">
            <text:p>8s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table:formula="of:=SUM([.O22:.U22])" office:value-type="float" office:value="671300" calcext:value-type="float">
            <text:p>671300</text:p>
          </table:table-cell>
          <table:table-cell office:value-type="float" office:value="50053" calcext:value-type="float">
            <text:p>50053</text:p>
          </table:table-cell>
          <table:table-cell table:formula="of:=149072-[.P23]" office:value-type="float" office:value="75897" calcext:value-type="float">
            <text:p>75897</text:p>
          </table:table-cell>
          <table:table-cell table:formula="of:=191769-[.Q21]" office:value-type="float" office:value="97846" calcext:value-type="float">
            <text:p>97846</text:p>
          </table:table-cell>
          <table:table-cell table:formula="of:=383758-[.R21]-[.R23]-[.R24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0s</text:p>
          </table:table-cell>
          <table:table-cell table:style-name="Default" office:value-type="float" office:value="0.9476" calcext:value-type="float">
            <text:p>0.9476</text:p>
          </table:table-cell>
          <table:table-cell office:value-type="string" calcext:value-type="string">
            <text:p>3s</text:p>
          </table:table-cell>
          <table:table-cell office:value-type="percentage" office:value="0.0154" calcext:value-type="percentage">
            <text:p>1.54%</text:p>
          </table:table-cell>
          <table:table-cell office:value-type="string" calcext:value-type="string">
            <text:p>9s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3.76%/96.24%</text:p>
          </table:table-cell>
          <table:table-cell office:value-type="float" office:value="10119" calcext:value-type="float">
            <text:p>10119</text:p>
          </table:table-cell>
          <table:table-cell table:formula="of:=SUM([.O23:.U23])" office:value-type="float" office:value="665381" calcext:value-type="float">
            <text:p>66538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table:formula="of:=293538-SUM([.Q21];[.Q22])" office:value-type="float" office:value="101769" calcext:value-type="float">
            <text:p>101769</text:p>
          </table:table-cell>
          <table:table-cell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2s</text:p>
          </table:table-cell>
          <table:table-cell office:value-type="string" calcext:value-type="string">
            <text:p>238s</text:p>
          </table:table-cell>
          <table:table-cell table:style-name="Default" office:value-type="float" office:value="0.9471" calcext:value-type="float">
            <text:p>0.9471</text:p>
          </table:table-cell>
          <table:table-cell office:value-type="string" calcext:value-type="string">
            <text:p>4s</text:p>
          </table:table-cell>
          <table:table-cell office:value-type="percentage" office:value="0.0173" calcext:value-type="percentage">
            <text:p>1.73%</text:p>
          </table:table-cell>
          <table:table-cell office:value-type="string" calcext:value-type="string">
            <text:p>8s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3.62%/96.38%</text:p>
          </table:table-cell>
          <table:table-cell office:value-type="float" office:value="10119" calcext:value-type="float">
            <text:p>10119</text:p>
          </table:table-cell>
          <table:table-cell table:formula="of:=SUM([.O24:.U24])" office:value-type="float" office:value="717350" calcext:value-type="float">
            <text:p>717350</text:p>
          </table:table-cell>
          <table:table-cell office:value-type="float" office:value="51717" calcext:value-type="float">
            <text:p>51717</text:p>
          </table:table-cell>
          <table:table-cell table:formula="of:=234746-SUM([.P22];[.P23])" office:value-type="float" office:value="85674" calcext:value-type="float">
            <text:p>85674</text:p>
          </table:table-cell>
          <table:table-cell table:formula="of:=404279-[.Q21]-[.Q22]-[.Q23]" office:value-type="float" office:value="110741" calcext:value-type="float">
            <text:p>110741</text:p>
          </table:table-cell>
          <table:table-cell table:formula="of:=278965-[.R23]-[.R21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6s</text:p>
          </table:table-cell>
          <table:table-cell office:value-type="string" calcext:value-type="string">
            <text:p>254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4.24%/95.76%</text:p>
          </table:table-cell>
          <table:table-cell office:value-type="float" office:value="20651" calcext:value-type="float">
            <text:p>20651</text:p>
          </table:table-cell>
          <table:table-cell table:formula="of:=SUM([.O25:.U25])" office:value-type="float" office:value="922253" calcext:value-type="float">
            <text:p>922253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281976-[.Q26]-[.Q28]" office:value-type="float" office:value="97020" calcext:value-type="float">
            <text:p>97020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/>
          <table:table-cell table:formula="of:=[.O46]-[.O13]" office:value-type="float" office:value="2496" calcext:value-type="float">
            <text:p>2496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5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65%/96.35%</text:p>
          </table:table-cell>
          <table:table-cell office:value-type="float" office:value="10119" calcext:value-type="float">
            <text:p>10119</text:p>
          </table:table-cell>
          <table:table-cell table:formula="of:=SUM([.O26:.U26])" office:value-type="float" office:value="663633" calcext:value-type="float">
            <text:p>663633</text:p>
          </table:table-cell>
          <table:table-cell office:value-type="float" office:value="50053" calcext:value-type="float">
            <text:p>50053</text:p>
          </table:table-cell>
          <table:table-cell table:formula="of:=231198-SUM([.P27];[.P28])" office:value-type="float" office:value="84022" calcext:value-type="float">
            <text:p>84022</text:p>
          </table:table-cell>
          <table:table-cell table:formula="of:=184956-[.Q28]" office:value-type="float" office:value="91652" calcext:value-type="float">
            <text:p>91652</text:p>
          </table:table-cell>
          <table:table-cell table:formula="of:=187496-[.R25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/>
          <table:table-cell table:formula="of:=[.O28]-[.O46]" office:value-type="float" office:value="-832" calcext:value-type="float">
            <text:p>-832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1s</text:p>
          </table:table-cell>
          <table:table-cell office:value-type="string" calcext:value-type="string">
            <text:p>241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1%/96.29%</text:p>
          </table:table-cell>
          <table:table-cell office:value-type="float" office:value="10119" calcext:value-type="float">
            <text:p>10119</text:p>
          </table:table-cell>
          <table:table-cell table:formula="of:=SUM([.O27:.U27])" office:value-type="float" office:value="687261" calcext:value-type="float">
            <text:p>687261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table:formula="of:=391891-[.Q25]-[.Q26]-[.Q28]" office:value-type="float" office:value="109915" calcext:value-type="float">
            <text:p>109915</text:p>
          </table:table-cell>
          <table:table-cell table:formula="of:=389962-[.R26]-[.R25]-[.R28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49s</text:p>
          </table:table-cell>
          <table:table-cell office:value-type="string" calcext:value-type="string">
            <text:p>23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74%/96.26%</text:p>
          </table:table-cell>
          <table:table-cell office:value-type="float" office:value="10119" calcext:value-type="float">
            <text:p>10119</text:p>
          </table:table-cell>
          <table:table-cell table:formula="of:=SUM([.O28:.U28])" office:value-type="float" office:value="690308" calcext:value-type="float">
            <text:p>690308</text:p>
          </table:table-cell>
          <table:table-cell office:value-type="float" office:value="51717" calcext:value-type="float">
            <text:p>51717</text:p>
          </table:table-cell>
          <table:table-cell table:formula="of:=147176-[.P27]" office:value-type="float" office:value="74001" calcext:value-type="float">
            <text:p>74001</text:p>
          </table:table-cell>
          <table:table-cell office:value-type="float" office:value="93304" calcext:value-type="float">
            <text:p>93304</text:p>
          </table:table-cell>
          <table:table-cell table:formula="of:=284343-[.R25]-[.R26]" office:value-type="float" office:value="96847" calcext:value-type="float">
            <text:p>96847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9s</text:p>
          </table:table-cell>
          <table:table-cell office:value-type="string" calcext:value-type="string">
            <text:p>258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82%/96.18%</text:p>
          </table:table-cell>
          <table:table-cell office:value-type="float" office:value="20651" calcext:value-type="float">
            <text:p>20651</text:p>
          </table:table-cell>
          <table:table-cell table:formula="of:=SUM([.O29:.U29])" office:value-type="float" office:value="945162" calcext:value-type="float">
            <text:p>94516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85697-[.Q30]-[.Q31]-[.Q32]" office:value-type="float" office:value="108263" calcext:value-type="float">
            <text:p>108263</text:p>
          </table:table-cell>
          <table:table-cell table:formula="of:=379622-[.R30]-[.R31]-[.R32]" office:value-type="float" office:value="103967" calcext:value-type="float">
            <text:p>103967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4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5%/96.75%</text:p>
          </table:table-cell>
          <table:table-cell office:value-type="float" office:value="10119" calcext:value-type="float">
            <text:p>10119</text:p>
          </table:table-cell>
          <table:table-cell table:formula="of:=SUM([.O30:.U30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table:formula="of:=183770-[.R32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6%/96.74%</text:p>
          </table:table-cell>
          <table:table-cell office:value-type="float" office:value="10119" calcext:value-type="float">
            <text:p>10119</text:p>
          </table:table-cell>
          <table:table-cell table:formula="of:=SUM([.O31:.U31])" office:value-type="float" office:value="659638" calcext:value-type="float">
            <text:p>659638</text:p>
          </table:table-cell>
          <table:table-cell office:value-type="float" office:value="50885" calcext:value-type="float">
            <text:p>50885</text:p>
          </table:table-cell>
          <table:table-cell table:formula="of:=150846-[.P30]" office:value-type="float" office:value="76723" calcext:value-type="float">
            <text:p>76723</text:p>
          </table:table-cell>
          <table:table-cell table:formula="of:=277434-[.Q32]-[.Q30]" office:value-type="float" office:value="92478" calcext:value-type="float">
            <text:p>92478</text:p>
          </table:table-cell>
          <table:table-cell table:formula="of:=275655-[.R30]-[.R32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45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table:formula="of:=SUM([.O32:.U32])" office:value-type="float" office:value="697845" calcext:value-type="float">
            <text:p>697845</text:p>
          </table:table-cell>
          <table:table-cell office:value-type="float" office:value="51717" calcext:value-type="float">
            <text:p>51717</text:p>
          </table:table-cell>
          <table:table-cell table:formula="of:=236520-SUM([.P30:.P31])" office:value-type="float" office:value="85674" calcext:value-type="float">
            <text:p>85674</text:p>
          </table:table-cell>
          <table:table-cell table:formula="of:=184956-[.Q30]" office:value-type="float" office:value="93304" calcext:value-type="float">
            <text:p>93304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69s</text:p>
          </table:table-cell>
          <table:table-cell office:value-type="string" calcext:value-type="string">
            <text:p>24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2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8.29%/91.71%</text:p>
          </table:table-cell>
          <table:table-cell office:value-type="float" office:value="20651" calcext:value-type="float">
            <text:p>20651</text:p>
          </table:table-cell>
          <table:table-cell table:formula="of:=SUM([.O33:.U33])" office:value-type="float" office:value="945162" calcext:value-type="float">
            <text:p>94516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85697-[.Q34]-[.Q35]-[.Q36]" office:value-type="float" office:value="108263" calcext:value-type="float">
            <text:p>108263</text:p>
          </table:table-cell>
          <table:table-cell table:formula="of:=379622-[.R34]-[.R35]-[.R36]" office:value-type="float" office:value="103967" calcext:value-type="float">
            <text:p>103967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7s</text:p>
          </table:table-cell>
          <table:table-cell office:value-type="string" calcext:value-type="string">
            <text:p>239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6.74%/93.26%</text:p>
          </table:table-cell>
          <table:table-cell office:value-type="float" office:value="10119" calcext:value-type="float">
            <text:p>10119</text:p>
          </table:table-cell>
          <table:table-cell table:formula="of:=SUM([.O34:.U34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77434-[.Q35]-[.Q36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3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7.16%/92.84%</text:p>
          </table:table-cell>
          <table:table-cell office:value-type="float" office:value="10119" calcext:value-type="float">
            <text:p>10119</text:p>
          </table:table-cell>
          <table:table-cell table:formula="of:=SUM([.O35:.U35])" office:value-type="float" office:value="667763" calcext:value-type="float">
            <text:p>667763</text:p>
          </table:table-cell>
          <table:table-cell office:value-type="float" office:value="50885" calcext:value-type="float">
            <text:p>50885</text:p>
          </table:table-cell>
          <table:table-cell table:formula="of:=234746-SUM([.P34];[.P36])" office:value-type="float" office:value="84848" calcext:value-type="float">
            <text:p>84848</text:p>
          </table:table-cell>
          <table:table-cell office:value-type="float" office:value="92478" calcext:value-type="float">
            <text:p>92478</text:p>
          </table:table-cell>
          <table:table-cell table:formula="of:=275655-[.R36]-[.R34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4s</text:p>
          </table:table-cell>
          <table:table-cell office:value-type="string" calcext:value-type="string">
            <text:p>234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7.61%/92.39%</text:p>
          </table:table-cell>
          <table:table-cell office:value-type="float" office:value="10119" calcext:value-type="float">
            <text:p>10119</text:p>
          </table:table-cell>
          <table:table-cell table:formula="of:=SUM([.O36:.U36])" office:value-type="float" office:value="687946" calcext:value-type="float">
            <text:p>687946</text:p>
          </table:table-cell>
          <table:table-cell office:value-type="float" office:value="51717" calcext:value-type="float">
            <text:p>51717</text:p>
          </table:table-cell>
          <table:table-cell table:formula="of:=149898-[.P34]" office:value-type="float" office:value="75775" calcext:value-type="float">
            <text:p>75775</text:p>
          </table:table-cell>
          <table:table-cell table:formula="of:=185782-[.Q35]" office:value-type="float" office:value="93304" calcext:value-type="float">
            <text:p>93304</text:p>
          </table:table-cell>
          <table:table-cell table:formula="of:=183770-[.R34]"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72s</text:p>
          </table:table-cell>
          <table:table-cell office:value-type="string" calcext:value-type="string">
            <text:p>262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43%/96.57%</text:p>
          </table:table-cell>
          <table:table-cell office:value-type="float" office:value="20651" calcext:value-type="float">
            <text:p>20651</text:p>
          </table:table-cell>
          <table:table-cell table:formula="of:=SUM([.O37:.U37])" office:value-type="float" office:value="935436" calcext:value-type="float">
            <text:p>935436</text:p>
          </table:table-cell>
          <table:table-cell office:value-type="float" office:value="0" calcext:value-type="float">
            <text:p>0</text:p>
          </table:table-cell>
          <table:table-cell office:value-type="float" office:value="93966" calcext:value-type="float">
            <text:p>93966</text:p>
          </table:table-cell>
          <table:table-cell table:formula="of:=385697-[.Q38]-[.Q39]-[.Q40]" office:value-type="float" office:value="108263" calcext:value-type="float">
            <text:p>108263</text:p>
          </table:table-cell>
          <table:table-cell table:formula="of:=278139-[.R38]-[.R40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256s</text:p>
          </table:table-cell>
          <table:table-cell office:value-type="string" calcext:value-type="string">
            <text:p>247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7%/96.73%</text:p>
          </table:table-cell>
          <table:table-cell office:value-type="float" office:value="10119" calcext:value-type="float">
            <text:p>10119</text:p>
          </table:table-cell>
          <table:table-cell table:formula="of:=SUM([.O38:.U38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77434-[.Q39]-[.Q40]"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6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28%/96.72%</text:p>
          </table:table-cell>
          <table:table-cell office:value-type="float" office:value="10119" calcext:value-type="float">
            <text:p>10119</text:p>
          </table:table-cell>
          <table:table-cell table:formula="of:=SUM([.O39:.U39])" office:value-type="float" office:value="681497" calcext:value-type="float">
            <text:p>681497</text:p>
          </table:table-cell>
          <table:table-cell office:value-type="float" office:value="50885" calcext:value-type="float">
            <text:p>50885</text:p>
          </table:table-cell>
          <table:table-cell table:formula="of:=234746-SUM([.P38];[.P40])" office:value-type="float" office:value="84848" calcext:value-type="float">
            <text:p>84848</text:p>
          </table:table-cell>
          <table:table-cell office:value-type="float" office:value="92478" calcext:value-type="float">
            <text:p>92478</text:p>
          </table:table-cell>
          <table:table-cell table:formula="of:=383758-[.R38]-[.R37]-[.R40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55s</text:p>
          </table:table-cell>
          <table:table-cell office:value-type="string" calcext:value-type="string">
            <text:p>245s</text:p>
          </table:table-cell>
          <table:table-cell table:style-name="Default" office:value-type="string" calcext:value-type="string">
            <text:p>s.r.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s.r.</text:p>
          </table:table-cell>
          <table:table-cell office:value-type="string" calcext:value-type="string">
            <text:p>3.68%/96.32%</text:p>
          </table:table-cell>
          <table:table-cell office:value-type="float" office:value="10119" calcext:value-type="float">
            <text:p>10119</text:p>
          </table:table-cell>
          <table:table-cell table:formula="of:=SUM([.O40:.U40])" office:value-type="float" office:value="687946" calcext:value-type="float">
            <text:p>687946</text:p>
          </table:table-cell>
          <table:table-cell office:value-type="float" office:value="51717" calcext:value-type="float">
            <text:p>51717</text:p>
          </table:table-cell>
          <table:table-cell table:formula="of:=149898-[.P38]" office:value-type="float" office:value="75775" calcext:value-type="float">
            <text:p>75775</text:p>
          </table:table-cell>
          <table:table-cell table:formula="of:=185782-[.Q39]" office:value-type="float" office:value="93304" calcext:value-type="float">
            <text:p>93304</text:p>
          </table:table-cell>
          <table:table-cell table:formula="of:=183770-[.R38]"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41:.U41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67s</text:p>
          </table:table-cell>
          <table:table-cell office:value-type="string" calcext:value-type="string">
            <text:p>334s</text:p>
          </table:table-cell>
          <table:table-cell table:style-name="Default" office:value-type="float" office:value="0.9122" calcext:value-type="float">
            <text:p>0.9122</text:p>
          </table:table-cell>
          <table:table-cell office:value-type="string" calcext:value-type="string">
            <text:p>20s</text:p>
          </table:table-cell>
          <table:table-cell table:style-name="Default" office:value-type="float" office:value="0.0548" calcext:value-type="float">
            <text:p>0.0548</text:p>
          </table:table-cell>
          <table:table-cell office:value-type="string" calcext:value-type="string">
            <text:p>12s</text:p>
          </table:table-cell>
          <table:table-cell office:value-type="float" office:value="0.0329" calcext:value-type="float">
            <text:p>0.0329</text:p>
          </table:table-cell>
          <table:table-cell office:value-type="string" calcext:value-type="string">
            <text:p>3.49%/96.51%</text:p>
          </table:table-cell>
          <table:table-cell office:value-type="float" office:value="20651" calcext:value-type="float">
            <text:p>20651</text:p>
          </table:table-cell>
          <table:table-cell table:formula="of:=SUM([.O42:.U42])" office:value-type="float" office:value="931545" calcext:value-type="float">
            <text:p>931545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477876-[.Q43]-[.Q44]-[.Q45]-[.Q46]" office:value-type="float" office:value="106312" calcext:value-type="float">
            <text:p>106312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59s</text:p>
          </table:table-cell>
          <table:table-cell office:value-type="string" calcext:value-type="string">
            <text:p>332s</text:p>
          </table:table-cell>
          <table:table-cell table:style-name="Default" office:value-type="float" office:value="0.9269" calcext:value-type="float">
            <text:p>0.9269</text:p>
          </table:table-cell>
          <table:table-cell office:value-type="string" calcext:value-type="string">
            <text:p>15s</text:p>
          </table:table-cell>
          <table:table-cell table:style-name="Default" office:value-type="float" office:value="0.044" calcext:value-type="float">
            <text:p>0.044</text:p>
          </table:table-cell>
          <table:table-cell office:value-type="string" calcext:value-type="string">
            <text:p>10s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3.05%/96.95%</text:p>
          </table:table-cell>
          <table:table-cell office:value-type="float" office:value="10119" calcext:value-type="float">
            <text:p>10119</text:p>
          </table:table-cell>
          <table:table-cell table:formula="of:=SUM([.O43:.U43])" office:value-type="float" office:value="655444" calcext:value-type="float">
            <text:p>655444</text:p>
          </table:table-cell>
          <table:table-cell office:value-type="float" office:value="50053" calcext:value-type="float">
            <text:p>50053</text:p>
          </table:table-cell>
          <table:table-cell table:formula="of:=224661-[.P44]-[.P47]" office:value-type="float" office:value="75833" calcext:value-type="float">
            <text:p>75833</text:p>
          </table:table-cell>
          <table:table-cell table:formula="of:=277434-[.Q44]-[.Q45]" office:value-type="float" office:value="91652" calcext:value-type="float">
            <text:p>91652</text:p>
          </table:table-cell>
          <table:table-cell table:formula="of:=187496-[.R42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58s</text:p>
          </table:table-cell>
          <table:table-cell office:value-type="string" calcext:value-type="string">
            <text:p>331s</text:p>
          </table:table-cell>
          <table:table-cell table:style-name="Default" office:value-type="float" office:value="0.9267" calcext:value-type="float">
            <text:p>0.9267</text:p>
          </table:table-cell>
          <table:table-cell office:value-type="string" calcext:value-type="string">
            <text:p>15s</text:p>
          </table:table-cell>
          <table:table-cell table:style-name="Default" office:value-type="float" office:value="0.0442" calcext:value-type="float">
            <text:p>0.0442</text:p>
          </table:table-cell>
          <table:table-cell office:value-type="string" calcext:value-type="string">
            <text:p>10s</text:p>
          </table:table-cell>
          <table:table-cell office:value-type="float" office:value="0.0291" calcext:value-type="float">
            <text:p>0.0291</text:p>
          </table:table-cell>
          <table:table-cell office:value-type="string" calcext:value-type="string">
            <text:p>3.04%/96.96%</text:p>
          </table:table-cell>
          <table:table-cell office:value-type="float" office:value="10119" calcext:value-type="float">
            <text:p>10119</text:p>
          </table:table-cell>
          <table:table-cell table:formula="of:=SUM([.O44:.U44])" office:value-type="float" office:value="662294" calcext:value-type="float">
            <text:p>662294</text:p>
          </table:table-cell>
          <table:table-cell office:value-type="float" office:value="50885" calcext:value-type="float">
            <text:p>50885</text:p>
          </table:table-cell>
          <table:table-cell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table:formula="of:=285585-[.R42]-[.R43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27s</text:p>
          </table:table-cell>
          <table:table-cell table:style-name="Default" office:value-type="float" office:value="0.9181" calcext:value-type="float">
            <text:p>0.9181</text:p>
          </table:table-cell>
          <table:table-cell office:value-type="string" calcext:value-type="string">
            <text:p>17s</text:p>
          </table:table-cell>
          <table:table-cell table:style-name="Default" office:value-type="float" office:value="0.0485" calcext:value-type="float">
            <text:p>0.0485</text:p>
          </table:table-cell>
          <table:table-cell office:value-type="string" calcext:value-type="string">
            <text:p>11s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3.52%/96.48%</text:p>
          </table:table-cell>
          <table:table-cell office:value-type="float" office:value="10119" calcext:value-type="float">
            <text:p>10119</text:p>
          </table:table-cell>
          <table:table-cell table:formula="of:=SUM([.O45:.U45])" office:value-type="float" office:value="677886" calcext:value-type="float">
            <text:p>677886</text:p>
          </table:table-cell>
          <table:table-cell office:value-type="float" office:value="51717" calcext:value-type="float">
            <text:p>51717</text:p>
          </table:table-cell>
          <table:table-cell table:formula="of:=303920-[.P43]-[.P44]-[.P47]" office:value-type="float" office:value="79259" calcext:value-type="float">
            <text:p>79259</text:p>
          </table:table-cell>
          <table:table-cell table:formula="of:=185782-[.Q44]" office:value-type="float" office:value="93304" calcext:value-type="float">
            <text:p>93304</text:p>
          </table:table-cell>
          <table:table-cell table:formula="of:=487135-[.R42]-[.R43]-[.R44]-[.R47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5s</text:p>
          </table:table-cell>
          <table:table-cell table:style-name="Default" office:value-type="float" office:value="0.9497" calcext:value-type="float">
            <text:p>0.9497</text:p>
          </table:table-cell>
          <table:table-cell office:value-type="string" calcext:value-type="string">
            <text:p>4s</text:p>
          </table:table-cell>
          <table:table-cell table:style-name="Default" office:value-type="float" office:value="0.0142" calcext:value-type="float">
            <text:p>0.0142</text:p>
          </table:table-cell>
          <table:table-cell office:value-type="string" calcext:value-type="string">
            <text:p>12s</text:p>
          </table:table-cell>
          <table:table-cell office:value-type="float" office:value="0.0361" calcext:value-type="float">
            <text:p>0.0361</text:p>
          </table:table-cell>
          <table:table-cell office:value-type="string" calcext:value-type="string">
            <text:p>3.66%/96.34%</text:p>
          </table:table-cell>
          <table:table-cell office:value-type="float" office:value="10119" calcext:value-type="float">
            <text:p>10119</text:p>
          </table:table-cell>
          <table:table-cell table:formula="of:=SUM([.O46:.U46])" office:value-type="float" office:value="705713" calcext:value-type="float">
            <text:p>705713</text:p>
          </table:table-cell>
          <table:table-cell office:value-type="float" office:value="52549" calcext:value-type="float">
            <text:p>52549</text:p>
          </table:table-cell>
          <table:table-cell table:formula="of:=393968-[.P43]-[.P44]-[.P45]-[.P47]" office:value-type="float" office:value="90048" calcext:value-type="float">
            <text:p>90048</text:p>
          </table:table-cell>
          <table:table-cell table:formula="of:=371564-[.Q43]-[.Q44]-[.Q45]" office:value-type="float" office:value="94130" calcext:value-type="float">
            <text:p>94130</text:p>
          </table:table-cell>
          <table:table-cell table:formula="of:=598542-[.R42]-[.R43]-[.R44]-[.R45]-[.R47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/>
          <table:table-cell office:value-type="string" calcext:value-type="string">
            <text:p>Why different gas cost here? 3 were joining in the same block, 2 in the next one??</text:p>
          </table:table-cell>
          <table:table-cell table:number-columns-repeated="1001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24s</text:p>
          </table:table-cell>
          <table:table-cell table:style-name="Default" office:value-type="float" office:value="0.9468" calcext:value-type="float">
            <text:p>0.9468</text:p>
          </table:table-cell>
          <table:table-cell office:value-type="string" calcext:value-type="string">
            <text:p>6s</text:p>
          </table:table-cell>
          <table:table-cell table:style-name="Default" office:value-type="float" office:value="0.0178" calcext:value-type="float">
            <text:p>0.0178</text:p>
          </table:table-cell>
          <table:table-cell office:value-type="string" calcext:value-type="string">
            <text:p>12s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3.61%/96.39%</text:p>
          </table:table-cell>
          <table:table-cell office:value-type="float" office:value="10119" calcext:value-type="float">
            <text:p>10119</text:p>
          </table:table-cell>
          <table:table-cell table:formula="of:=SUM([.O47:.U47])" office:value-type="float" office:value="732540" calcext:value-type="float">
            <text:p>732540</text:p>
          </table:table-cell>
          <table:table-cell office:value-type="float" office:value="53381" calcext:value-type="float">
            <text:p>53381</text:p>
          </table:table-cell>
          <table:table-cell table:formula="of:=148828-[.P44]" office:value-type="float" office:value="75653" calcext:value-type="float">
            <text:p>75653</text:p>
          </table:table-cell>
          <table:table-cell table:formula="of:=596464-[.Q46]-[.Q45]-[.Q44]-[.Q43]-[.Q42]" office:value-type="float" office:value="118588" calcext:value-type="float">
            <text:p>118588</text:p>
          </table:table-cell>
          <table:table-cell table:formula="of:=386152-[.R42]-[.R43]-[.R44]" office:value-type="float" office:value="100567" calcext:value-type="float">
            <text:p>100567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43s</text:p>
          </table:table-cell>
          <table:table-cell office:value-type="percentage" office:value="0.9629" calcext:value-type="percentage">
            <text:p>96.2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3s</text:p>
          </table:table-cell>
          <table:table-cell table:style-name="ce9" office:value-type="percentage" office:value="0.0371" calcext:value-type="percentage">
            <text:p>3.71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48:.U48])" office:value-type="float" office:value="943827" calcext:value-type="float">
            <text:p>943827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580978-[.Q49]-[.Q50]-[.Q51]-[.Q52]-[.Q53]" office:value-type="float" office:value="114458" calcext:value-type="float">
            <text:p>114458</text:p>
          </table:table-cell>
          <table:table-cell table:formula="of:=372918-[.R49]-[.R50]-[.R51]" office:value-type="float" office:value="96437" calcext:value-type="float">
            <text:p>96437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4s</text:p>
          </table:table-cell>
          <table:table-cell office:value-type="percentage" office:value="0.9647" calcext:value-type="percentage">
            <text:p>96.47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3" calcext:value-type="percentage">
            <text:p>3.53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49:.U49])" office:value-type="float" office:value="663045" calcext:value-type="float">
            <text:p>663045</text:p>
          </table:table-cell>
          <table:table-cell office:value-type="float" office:value="50053" calcext:value-type="float">
            <text:p>50053</text:p>
          </table:table-cell>
          <table:table-cell table:formula="of:=373216-[.P50]-[.P51]-[.P52]-[.P53]" office:value-type="float" office:value="75560" calcext:value-type="float">
            <text:p>75560</text:p>
          </table:table-cell>
          <table:table-cell table:formula="of:=385226-[.Q50]-[.Q51]-[.Q52]" office:value-type="float" office:value="103662" calcext:value-type="float">
            <text:p>103662</text:p>
          </table:table-cell>
          <table:table-cell table:formula="of:=184596-[.R50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8s</text:p>
          </table:table-cell>
          <table:table-cell office:value-type="string" calcext:value-type="string">
            <text:p>336s</text:p>
          </table:table-cell>
          <table:table-cell office:value-type="percentage" office:value="0.9676" calcext:value-type="percentage">
            <text:p>96.76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table:style-name="ce9" office:value-type="string" calcext:value-type="string">
            <text:p>11s</text:p>
          </table:table-cell>
          <table:table-cell table:style-name="ce9" office:value-type="percentage" office:value="0.0324" calcext:value-type="percentage">
            <text:p>3.24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0:.U50])" office:value-type="float" office:value="670958" calcext:value-type="float">
            <text:p>670958</text:p>
          </table:table-cell>
          <table:table-cell office:value-type="float" office:value="50885" calcext:value-type="float">
            <text:p>50885</text:p>
          </table:table-cell>
          <table:table-cell office:value-type="float" office:value="74827" calcext:value-type="float">
            <text:p>74827</text:p>
          </table:table-cell>
          <table:table-cell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4s</text:p>
          </table:table-cell>
          <table:table-cell office:value-type="percentage" office:value="0.9646" calcext:value-type="percentage">
            <text:p>96.46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4" calcext:value-type="percentage">
            <text:p>3.54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1:.U51])" office:value-type="float" office:value="656922" calcext:value-type="float">
            <text:p>656922</text:p>
          </table:table-cell>
          <table:table-cell office:value-type="float" office:value="51717" calcext:value-type="float">
            <text:p>51717</text:p>
          </table:table-cell>
          <table:table-cell table:formula="of:=148002-[.P50]" office:value-type="float" office:value="73175" calcext:value-type="float">
            <text:p>73175</text:p>
          </table:table-cell>
          <table:table-cell table:formula="of:=186608-[.Q50]" office:value-type="float" office:value="92478" calcext:value-type="float">
            <text:p>92478</text:p>
          </table:table-cell>
          <table:table-cell table:formula="of:=276481-[.R49]-[.R50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4s</text:p>
          </table:table-cell>
          <table:table-cell office:value-type="percentage" office:value="0.9647" calcext:value-type="percentage">
            <text:p>96.47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3" calcext:value-type="percentage">
            <text:p>3.53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2:.U52])" office:value-type="float" office:value="719742" calcext:value-type="float">
            <text:p>719742</text:p>
          </table:table-cell>
          <table:table-cell office:value-type="float" office:value="52549" calcext:value-type="float">
            <text:p>52549</text:p>
          </table:table-cell>
          <table:table-cell table:formula="of:=223655-[.P50]-[.P51]" office:value-type="float" office:value="75653" calcext:value-type="float">
            <text:p>75653</text:p>
          </table:table-cell>
          <table:table-cell table:formula="of:=281564-[.Q50]-[.Q51]" office:value-type="float" office:value="94956" calcext:value-type="float">
            <text:p>94956</text:p>
          </table:table-cell>
          <table:table-cell table:formula="of:=588202-[.R48]-[.R49]-[.R50]-[.R51]-[.R53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6s</text:p>
          </table:table-cell>
          <table:table-cell office:value-type="string" calcext:value-type="string">
            <text:p>333s</text:p>
          </table:table-cell>
          <table:table-cell office:value-type="percentage" office:value="0.9645" calcext:value-type="percentage">
            <text:p>96.45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5" calcext:value-type="percentage">
            <text:p>3.55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3:.U53])" office:value-type="float" office:value="664350" calcext:value-type="float">
            <text:p>664350</text:p>
          </table:table-cell>
          <table:table-cell office:value-type="float" office:value="53381" calcext:value-type="float">
            <text:p>53381</text:p>
          </table:table-cell>
          <table:table-cell table:formula="of:=297656-[.P50]-[.P51]-[.P52]" office:value-type="float" office:value="74001" calcext:value-type="float">
            <text:p>74001</text:p>
          </table:table-cell>
          <table:table-cell table:formula="of:=466520-[.Q50]-[.Q51]-[.Q52]-[.Q49]" office:value-type="float" office:value="81294" calcext:value-type="float">
            <text:p>81294</text:p>
          </table:table-cell>
          <table:table-cell table:formula="of:=475969-[.R48]-[.R49]-[.R50]-[.R51]" office:value-type="float" office:value="103051" calcext:value-type="float">
            <text:p>10305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16s</text:p>
          </table:table-cell>
          <table:table-cell office:value-type="string" calcext:value-type="string">
            <text:p>348s</text:p>
          </table:table-cell>
          <table:table-cell office:value-type="percentage" office:value="0.9661" calcext:value-type="percentage">
            <text:p>96.61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39" calcext:value-type="percentage">
            <text:p>3.39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54:.U54])" office:value-type="float" office:value="924257" calcext:value-type="float">
            <text:p>924257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table:formula="of:=282802-[.Q55]-[.Q56]" office:value-type="float" office:value="97020" calcext:value-type="float">
            <text:p>97020</text:p>
          </table:table-cell>
          <table:table-cell table:formula="of:=278965-[.R55]-[.R56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7s</text:p>
          </table:table-cell>
          <table:table-cell office:value-type="string" calcext:value-type="string">
            <text:p>335s</text:p>
          </table:table-cell>
          <table:table-cell office:value-type="percentage" office:value="0.9675" calcext:value-type="percentage">
            <text:p>96.75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25" calcext:value-type="percentage">
            <text:p>3.25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5:.U55])" office:value-type="float" office:value="649472" calcext:value-type="float">
            <text:p>649472</text:p>
          </table:table-cell>
          <table:table-cell office:value-type="float" office:value="50053" calcext:value-type="float">
            <text:p>50053</text:p>
          </table:table-cell>
          <table:table-cell table:formula="of:=149776-[.P58]" office:value-type="float" office:value="74123" calcext:value-type="float">
            <text:p>74123</text:p>
          </table:table-cell>
          <table:table-cell office:value-type="float" office:value="91526" calcext:value-type="float">
            <text:p>91526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2s</text:p>
          </table:table-cell>
          <table:table-cell office:value-type="percentage" office:value="0.9673" calcext:value-type="percentage">
            <text:p>96.7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27" calcext:value-type="percentage">
            <text:p>3.2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6:.U56])" office:value-type="float" office:value="672858" calcext:value-type="float">
            <text:p>672858</text:p>
          </table:table-cell>
          <table:table-cell office:value-type="float" office:value="50885" calcext:value-type="float">
            <text:p>50885</text:p>
          </table:table-cell>
          <table:table-cell table:formula="of:=226377-[.P55]-[.P58]" office:value-type="float" office:value="76601" calcext:value-type="float">
            <text:p>76601</text:p>
          </table:table-cell>
          <table:table-cell table:formula="of:=185782-[.Q55]" office:value-type="float" office:value="94256" calcext:value-type="float">
            <text:p>94256</text:p>
          </table:table-cell>
          <table:table-cell table:formula="of:=184596-[.R55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1s</text:p>
          </table:table-cell>
          <table:table-cell office:value-type="percentage" office:value="0.9644" calcext:value-type="percentage">
            <text:p>96.44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6" calcext:value-type="percentage">
            <text:p>3.56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7:.U57])" office:value-type="float" office:value="675965" calcext:value-type="float">
            <text:p>675965</text:p>
          </table:table-cell>
          <table:table-cell office:value-type="float" office:value="51717" calcext:value-type="float">
            <text:p>51717</text:p>
          </table:table-cell>
          <table:table-cell table:formula="of:=303100-[.P55]-[.P56]-[.P58]" office:value-type="float" office:value="76723" calcext:value-type="float">
            <text:p>76723</text:p>
          </table:table-cell>
          <table:table-cell table:formula="of:=384571-[.Q54]-[.Q55]-[.Q56]" office:value-type="float" office:value="101769" calcext:value-type="float">
            <text:p>101769</text:p>
          </table:table-cell>
          <table:table-cell table:formula="of:=377054-[.R54]-[.R55]-[.R56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30s</text:p>
          </table:table-cell>
          <table:table-cell office:value-type="percentage" office:value="0.9643" calcext:value-type="percentage">
            <text:p>96.4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7" calcext:value-type="percentage">
            <text:p>3.5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8:.U58])" office:value-type="float" office:value="743374" calcext:value-type="float">
            <text:p>743374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table:formula="of:=611949-[.Q54]-[.Q55]-[.Q56]-[.Q57]-[.Q59]" office:value-type="float" office:value="118588" calcext:value-type="float">
            <text:p>118588</text:p>
          </table:table-cell>
          <table:table-cell table:formula="of:=592338-[.R54]-[.R55]-[.R56]-[.R57]-[.R59]" office:value-type="float" office:value="112233" calcext:value-type="float">
            <text:p>11223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1s</text:p>
          </table:table-cell>
          <table:table-cell office:value-type="string" calcext:value-type="string">
            <text:p>329s</text:p>
          </table:table-cell>
          <table:table-cell office:value-type="percentage" office:value="0.967" calcext:value-type="percentage">
            <text:p>96.7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3" calcext:value-type="percentage">
            <text:p>3.30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59:.U59])" office:value-type="float" office:value="707003" calcext:value-type="float">
            <text:p>707003</text:p>
          </table:table-cell>
          <table:table-cell office:value-type="float" office:value="53381" calcext:value-type="float">
            <text:p>53381</text:p>
          </table:table-cell>
          <table:table-cell table:formula="of:=392258-[.P55]-[.P56]-[.P57]-[.P58]" office:value-type="float" office:value="89158" calcext:value-type="float">
            <text:p>89158</text:p>
          </table:table-cell>
          <table:table-cell table:formula="of:=493361-[.Q54]-[.Q55]-[.Q56]-[.Q57]" office:value-type="float" office:value="108790" calcext:value-type="float">
            <text:p>108790</text:p>
          </table:table-cell>
          <table:table-cell table:formula="of:=480105-[.R54]-[.R55]-[.R56]-[.R57]" office:value-type="float" office:value="103051" calcext:value-type="float">
            <text:p>10305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44s</text:p>
          </table:table-cell>
          <table:table-cell office:value-type="percentage" office:value="0.9658" calcext:value-type="percentage">
            <text:p>96.58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42" calcext:value-type="percentage">
            <text:p>3.42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60:.U60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8879-[.Q64]" office:value-type="float" office:value="93923" calcext:value-type="float">
            <text:p>93923</text:p>
          </table:table-cell>
          <table:table-cell table:formula="of:=185012-[.R65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2s</text:p>
          </table:table-cell>
          <table:table-cell office:value-type="percentage" office:value="0.9673" calcext:value-type="percentage">
            <text:p>96.7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27" calcext:value-type="percentage">
            <text:p>3.2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1:.U61])" office:value-type="float" office:value="661702" calcext:value-type="float">
            <text:p>661702</text:p>
          </table:table-cell>
          <table:table-cell office:value-type="float" office:value="50053" calcext:value-type="float">
            <text:p>50053</text:p>
          </table:table-cell>
          <table:table-cell table:formula="of:=224725-[.P63]-[.P64]" office:value-type="float" office:value="75897" calcext:value-type="float">
            <text:p>75897</text:p>
          </table:table-cell>
          <table:table-cell table:formula="of:=286725-[.Q60]-[.Q64]" office:value-type="float" office:value="97846" calcext:value-type="float">
            <text:p>97846</text:p>
          </table:table-cell>
          <table:table-cell table:formula="of:=375812-[.R60]-[.R62]-[.R65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30s</text:p>
          </table:table-cell>
          <table:table-cell office:value-type="percentage" office:value="0.9643" calcext:value-type="percentage">
            <text:p>96.4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7" calcext:value-type="percentage">
            <text:p>3.5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2:.U62])" office:value-type="float" office:value="694441" calcext:value-type="float">
            <text:p>694441</text:p>
          </table:table-cell>
          <table:table-cell office:value-type="float" office:value="50885" calcext:value-type="float">
            <text:p>50885</text:p>
          </table:table-cell>
          <table:table-cell table:formula="of:=394096-[.P61]-[.P63]-[.P64]-[.P65]" office:value-type="float" office:value="90048" calcext:value-type="float">
            <text:p>90048</text:p>
          </table:table-cell>
          <table:table-cell table:formula="of:=387049-[.Q60]-[.Q61]-[.Q64]" office:value-type="float" office:value="100324" calcext:value-type="float">
            <text:p>100324</text:p>
          </table:table-cell>
          <table:table-cell table:formula="of:=280617-[.R60]-[.R65]" office:value-type="float" office:value="95605" calcext:value-type="float">
            <text:p>95605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2s</text:p>
          </table:table-cell>
          <table:table-cell office:value-type="string" calcext:value-type="string">
            <text:p>328s</text:p>
          </table:table-cell>
          <table:table-cell office:value-type="percentage" office:value="0.9613" calcext:value-type="percentage">
            <text:p>96.1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3s</text:p>
          </table:table-cell>
          <table:table-cell table:style-name="ce9" office:value-type="percentage" office:value="0.0387" calcext:value-type="percentage">
            <text:p>3.87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3:.U63])" office:value-type="float" office:value="698424" calcext:value-type="float">
            <text:p>698424</text:p>
          </table:table-cell>
          <table:table-cell office:value-type="float" office:value="51717" calcext:value-type="float">
            <text:p>51717</text:p>
          </table:table-cell>
          <table:table-cell table:formula="of:=148828-[.P64]" office:value-type="float" office:value="73175" calcext:value-type="float">
            <text:p>73175</text:p>
          </table:table-cell>
          <table:table-cell table:formula="of:=602657-[.Q60]-[.Q61]-[.Q62]-[.Q64]-[.Q65]" office:value-type="float" office:value="116110" calcext:value-type="float">
            <text:p>116110</text:p>
          </table:table-cell>
          <table:table-cell table:formula="of:=584066-[.R60]-[.R61]-[.R62]-[.R64]-[.R65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1s</text:p>
          </table:table-cell>
          <table:table-cell office:value-type="string" calcext:value-type="string">
            <text:p>328s</text:p>
          </table:table-cell>
          <table:table-cell office:value-type="percentage" office:value="0.9641" calcext:value-type="percentage">
            <text:p>96.41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59" calcext:value-type="percentage">
            <text:p>3.59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4:.U64])" office:value-type="float" office:value="706008" calcext:value-type="float">
            <text:p>706008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table:formula="of:=474311-[.R60]-[.R61]-[.R62]-[.R65]" office:value-type="float" office:value="98499" calcext:value-type="float">
            <text:p>98499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0s</text:p>
          </table:table-cell>
          <table:table-cell office:value-type="string" calcext:value-type="string">
            <text:p>327s</text:p>
          </table:table-cell>
          <table:table-cell office:value-type="percentage" office:value="0.9639" calcext:value-type="percentage">
            <text:p>96.3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61" calcext:value-type="percentage">
            <text:p>3.61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5:.U65])" office:value-type="float" office:value="677536" calcext:value-type="float">
            <text:p>677536</text:p>
          </table:table-cell>
          <table:table-cell office:value-type="float" office:value="53381" calcext:value-type="float">
            <text:p>53381</text:p>
          </table:table-cell>
          <table:table-cell table:formula="of:=304048-[.P63]-[.P64]-[.P61]" office:value-type="float" office:value="79323" calcext:value-type="float">
            <text:p>79323</text:p>
          </table:table-cell>
          <table:table-cell table:formula="of:=486547-[.Q60]-[.Q61]-[.Q62]-[.Q64]" office:value-type="float" office:value="99498" calcext:value-type="float">
            <text:p>99498</text:p>
          </table:table-cell>
          <table:table-cell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57s</text:p>
          </table:table-cell>
          <table:table-cell office:value-type="string" calcext:value-type="string">
            <text:p>344s</text:p>
          </table:table-cell>
          <table:table-cell office:value-type="percentage" office:value="0.9657" calcext:value-type="percentage">
            <text:p>96.57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2s</text:p>
          </table:table-cell>
          <table:table-cell table:style-name="ce9" office:value-type="percentage" office:value="0.0343" calcext:value-type="percentage">
            <text:p>3.43%</text:p>
          </table:table-cell>
          <table:table-cell office:value-type="string" calcext:value-type="string">
            <text:p>s.l.</text:p>
          </table:table-cell>
          <table:table-cell office:value-type="float" office:value="20651" calcext:value-type="float">
            <text:p>20651</text:p>
          </table:table-cell>
          <table:table-cell table:formula="of:=SUM([.O66:.U66])" office:value-type="float" office:value="924321" calcext:value-type="float">
            <text:p>92432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77758-[.Q67]-[.Q68]-[.Q70]" office:value-type="float" office:value="97020" calcext:value-type="float">
            <text:p>97020</text:p>
          </table:table-cell>
          <table:table-cell table:formula="of:=373328-[.R67]-[.R68]-[.R70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44s</text:p>
          </table:table-cell>
          <table:table-cell office:value-type="string" calcext:value-type="string">
            <text:p>332s</text:p>
          </table:table-cell>
          <table:table-cell office:value-type="percentage" office:value="0.9672" calcext:value-type="percentage">
            <text:p>96.7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28" calcext:value-type="percentage">
            <text:p>3.28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7:.U67])" office:value-type="float" office:value="649598" calcext:value-type="float">
            <text:p>649598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280738-[.Q68]-[.Q70]" office:value-type="float" office:value="91652" calcext:value-type="float">
            <text:p>91652</text:p>
          </table:table-cell>
          <table:table-cell table:formula="of:=184596-[.R68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43s</text:p>
          </table:table-cell>
          <table:table-cell office:value-type="string" calcext:value-type="string">
            <text:p>331s</text:p>
          </table:table-cell>
          <table:table-cell office:value-type="percentage" office:value="0.9672" calcext:value-type="percentage">
            <text:p>96.7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28" calcext:value-type="percentage">
            <text:p>3.28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8:.U68])" office:value-type="float" office:value="678054" calcext:value-type="float">
            <text:p>678054</text:p>
          </table:table-cell>
          <table:table-cell office:value-type="float" office:value="50885" calcext:value-type="float">
            <text:p>50885</text:p>
          </table:table-cell>
          <table:table-cell table:formula="of:=312092-[.P67]-[.P69]-[.P71]" office:value-type="float" office:value="81923" calcext:value-type="float">
            <text:p>81923</text:p>
          </table:table-cell>
          <table:table-cell office:value-type="float" office:value="94130" calcext:value-type="float">
            <text:p>94130</text:p>
          </table:table-cell>
          <table:table-cell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342s</text:p>
          </table:table-cell>
          <table:table-cell office:value-type="string" calcext:value-type="string">
            <text:p>330s</text:p>
          </table:table-cell>
          <table:table-cell office:value-type="percentage" office:value="0.9671" calcext:value-type="percentage">
            <text:p>96.71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29" calcext:value-type="percentage">
            <text:p>3.29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69:.U69])" office:value-type="float" office:value="675965" calcext:value-type="float">
            <text:p>675965</text:p>
          </table:table-cell>
          <table:table-cell office:value-type="float" office:value="51717" calcext:value-type="float">
            <text:p>51717</text:p>
          </table:table-cell>
          <table:table-cell table:formula="of:=150846-[.P67]" office:value-type="float" office:value="76723" calcext:value-type="float">
            <text:p>76723</text:p>
          </table:table-cell>
          <table:table-cell table:formula="of:=479527-[.Q66]-[.Q67]-[.Q68]-[.Q70]" office:value-type="float" office:value="101769" calcext:value-type="float">
            <text:p>101769</text:p>
          </table:table-cell>
          <table:table-cell table:formula="of:=471417-[.R66]-[.R67]-[.R68]-[.R70]" office:value-type="float" office:value="98089" calcext:value-type="float">
            <text:p>9808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41s</text:p>
          </table:table-cell>
          <table:table-cell office:value-type="string" calcext:value-type="string">
            <text:p>329s</text:p>
          </table:table-cell>
          <table:table-cell office:value-type="percentage" office:value="0.9669" calcext:value-type="percentage">
            <text:p>96.6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31" calcext:value-type="percentage">
            <text:p>3.31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70:.U70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table:formula="of:=402966-[.P67]-[.P68]-[.P69]-[.P71]" office:value-type="float" office:value="90874" calcext:value-type="float">
            <text:p>90874</text:p>
          </table:table-cell>
          <table:table-cell table:formula="of:=189086-[.Q68]" office:value-type="float" office:value="94956" calcext:value-type="float">
            <text:p>94956</text:p>
          </table:table-cell>
          <table:table-cell table:formula="of:=278959-[.R68]-[.R67]"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340s</text:p>
          </table:table-cell>
          <table:table-cell office:value-type="string" calcext:value-type="string">
            <text:p>328s</text:p>
          </table:table-cell>
          <table:table-cell office:value-type="percentage" office:value="0.9669" calcext:value-type="percentage">
            <text:p>96.69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11s</text:p>
          </table:table-cell>
          <table:table-cell table:style-name="ce9" office:value-type="percentage" office:value="0.0331" calcext:value-type="percentage">
            <text:p>3.31%</text:p>
          </table:table-cell>
          <table:table-cell office:value-type="string" calcext:value-type="string">
            <text:p>s.l.</text:p>
          </table:table-cell>
          <table:table-cell office:value-type="float" office:value="10119" calcext:value-type="float">
            <text:p>10119</text:p>
          </table:table-cell>
          <table:table-cell table:formula="of:=SUM([.O71:.U71])" office:value-type="float" office:value="712844" calcext:value-type="float">
            <text:p>712844</text:p>
          </table:table-cell>
          <table:table-cell office:value-type="float" office:value="53381" calcext:value-type="float">
            <text:p>53381</text:p>
          </table:table-cell>
          <table:table-cell table:formula="of:=230169-[.P67]-[.P69]" office:value-type="float" office:value="79323" calcext:value-type="float">
            <text:p>79323</text:p>
          </table:table-cell>
          <table:table-cell table:formula="of:=596463-[.Q70]-[.Q69]-[.Q68]-[.Q67]-[.Q66]" office:value-type="float" office:value="116936" calcext:value-type="float">
            <text:p>116936</text:p>
          </table:table-cell>
          <table:table-cell table:formula="of:=581998-[.R66]-[.R67]-[.R68]-[.R69]-[.R70]" office:value-type="float" office:value="110581" calcext:value-type="float">
            <text:p>11058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 table:number-rows-repeated="4">
          <table:table-cell table:style-name="ce2" table:number-columns-repeated="8"/>
          <table:table-cell table:style-name="ce10"/>
          <table:table-cell table:style-name="ce2"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68">
            <text:p>n_choose_k.code</text:p>
          </table:table-cell>
          <table:table-cell table:style-name="ce1" office:value-type="float" office:value="1852988" calcext:value-type="float" table:number-columns-spanned="1" table:number-rows-spanned="68">
            <text:p>1852988</text:p>
          </table:table-cell>
          <table:table-cell table:style-name="ce1" office:value-type="string" calcext:value-type="string" table:number-columns-spanned="1" table:number-rows-spanned="68">
            <text:p>4763 / 1162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24s</text:p>
          </table:table-cell>
          <table:table-cell office:value-type="string" calcext:value-type="string">
            <text:p>99s</text:p>
          </table:table-cell>
          <table:table-cell office:value-type="percentage" office:value="0.121" calcext:value-type="percentage">
            <text:p>12.1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4s</text:p>
          </table:table-cell>
          <table:table-cell table:style-name="ce9" office:value-type="percentage" office:value="0.879" calcext:value-type="percentage">
            <text:p>87.90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6:.U76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06s</text:p>
          </table:table-cell>
          <table:table-cell office:value-type="string" calcext:value-type="string">
            <text:p>89s</text:p>
          </table:table-cell>
          <table:table-cell office:value-type="percentage" office:value="0.1106" calcext:value-type="percentage">
            <text:p>11.06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6s</text:p>
          </table:table-cell>
          <table:table-cell table:style-name="ce9" office:value-type="percentage" office:value="0.8894" calcext:value-type="percentage">
            <text:p>88.94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7:.U77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12s</text:p>
          </table:table-cell>
          <table:table-cell office:value-type="string" calcext:value-type="string">
            <text:p>96s</text:p>
          </table:table-cell>
          <table:table-cell office:value-type="percentage" office:value="0.1183" calcext:value-type="percentage">
            <text:p>11.8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5s</text:p>
          </table:table-cell>
          <table:table-cell table:style-name="ce9" office:value-type="percentage" office:value="0.8817" calcext:value-type="percentage">
            <text:p>88.17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8:.U78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15s</text:p>
          </table:table-cell>
          <table:table-cell office:value-type="string" calcext:value-type="string">
            <text:p>98s</text:p>
          </table:table-cell>
          <table:table-cell office:value-type="percentage" office:value="0.1204" calcext:value-type="percentage">
            <text:p>12.04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6s</text:p>
          </table:table-cell>
          <table:table-cell table:style-name="ce9" office:value-type="percentage" office:value="0.8796" calcext:value-type="percentage">
            <text:p>87.96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79:.U79])" office:value-type="float" office:value="957834" calcext:value-type="float">
            <text:p>957834</text:p>
          </table:table-cell>
          <table:table-cell office:value-type="float" office:value="0" calcext:value-type="float">
            <text:p>0</text:p>
          </table:table-cell>
          <table:table-cell office:value-type="float" office:value="100445" calcext:value-type="float">
            <text:p>100445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07s</text:p>
          </table:table-cell>
          <table:table-cell office:value-type="string" calcext:value-type="string">
            <text:p>93s</text:p>
          </table:table-cell>
          <table:table-cell office:value-type="percentage" office:value="0.1154" calcext:value-type="percentage">
            <text:p>11.54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13s</text:p>
          </table:table-cell>
          <table:table-cell table:style-name="ce9" office:value-type="percentage" office:value="0.8846" calcext:value-type="percentage">
            <text:p>88.46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0:.U80])" office:value-type="float" office:value="957770" calcext:value-type="float">
            <text:p>957770</text:p>
          </table:table-cell>
          <table:table-cell office:value-type="float" office:value="0" calcext:value-type="float">
            <text:p>0</text:p>
          </table:table-cell>
          <table:table-cell office:value-type="float" office:value="100381" calcext:value-type="float">
            <text:p>100381</text:p>
          </table:table-cell>
          <table:table-cell office:value-type="float" office:value="98972" calcext:value-type="float">
            <text:p>98972</text:p>
          </table:table-cell>
          <table:table-cell office:value-type="float" office:value="97763" calcext:value-type="float">
            <text:p>97763</text:p>
          </table:table-cell>
          <table:table-cell office:value-type="float" office:value="249321" calcext:value-type="float">
            <text:p>249321</text:p>
          </table:table-cell>
          <table:table-cell office:value-type="float" office:value="205218" calcext:value-type="float">
            <text:p>205218</text:p>
          </table:table-cell>
          <table:table-cell office:value-type="float" office:value="206115" calcext:value-type="float">
            <text:p>206115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4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81:.U81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94s</text:p>
          </table:table-cell>
          <table:table-cell office:value-type="string" calcext:value-type="string">
            <text:p>367s</text:p>
          </table:table-cell>
          <table:table-cell office:value-type="percentage" office:value="0.3362" calcext:value-type="percentage">
            <text:p>33.6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6s</text:p>
          </table:table-cell>
          <table:table-cell table:style-name="ce9" office:value-type="percentage" office:value="0.6638" calcext:value-type="percentage">
            <text:p>66.38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2:.U82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80s</text:p>
          </table:table-cell>
          <table:table-cell office:value-type="string" calcext:value-type="string">
            <text:p>845s</text:p>
          </table:table-cell>
          <table:table-cell office:value-type="percentage" office:value="0.7832" calcext:value-type="percentage">
            <text:p>78.3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34s</text:p>
          </table:table-cell>
          <table:table-cell table:style-name="ce9" office:value-type="percentage" office:value="0.2168" calcext:value-type="percentage">
            <text:p>21.68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3:.U83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2]" office:value-type="float" office:value="102895" calcext:value-type="float">
            <text:p>102895</text:p>
          </table:table-cell>
          <table:table-cell table:formula="of:=192958-[.R82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108s</text:p>
          </table:table-cell>
          <table:table-cell office:value-type="string" calcext:value-type="string">
            <text:p>377s</text:p>
          </table:table-cell>
          <table:table-cell office:value-type="percentage" office:value="0.3405" calcext:value-type="percentage">
            <text:p>34.05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30s</text:p>
          </table:table-cell>
          <table:table-cell table:style-name="ce9" office:value-type="percentage" office:value="0.6595" calcext:value-type="percentage">
            <text:p>65.95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4:.U84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95s</text:p>
          </table:table-cell>
          <table:table-cell office:value-type="string" calcext:value-type="string">
            <text:p>856s</text:p>
          </table:table-cell>
          <table:table-cell office:value-type="percentage" office:value="0.782" calcext:value-type="percentage">
            <text:p>78.2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38s</text:p>
          </table:table-cell>
          <table:table-cell table:style-name="ce9" office:value-type="percentage" office:value="0.218" calcext:value-type="percentage">
            <text:p>21.80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5:.U85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4]" office:value-type="float" office:value="102895" calcext:value-type="float">
            <text:p>102895</text:p>
          </table:table-cell>
          <table:table-cell table:formula="of:=192958-[.R84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108s</text:p>
          </table:table-cell>
          <table:table-cell office:value-type="string" calcext:value-type="string">
            <text:p>375s</text:p>
          </table:table-cell>
          <table:table-cell office:value-type="percentage" office:value="0.3393" calcext:value-type="percentage">
            <text:p>33.93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32s</text:p>
          </table:table-cell>
          <table:table-cell table:style-name="ce9" office:value-type="percentage" office:value="0.6607" calcext:value-type="percentage">
            <text:p>66.07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6:.U86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97s</text:p>
          </table:table-cell>
          <table:table-cell office:value-type="string" calcext:value-type="string">
            <text:p>856s</text:p>
          </table:table-cell>
          <table:table-cell office:value-type="percentage" office:value="0.7808" calcext:value-type="percentage">
            <text:p>78.08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40s</text:p>
          </table:table-cell>
          <table:table-cell table:style-name="ce9" office:value-type="percentage" office:value="0.2192" calcext:value-type="percentage">
            <text:p>21.92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7:.U87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6]" office:value-type="float" office:value="102895" calcext:value-type="float">
            <text:p>102895</text:p>
          </table:table-cell>
          <table:table-cell table:formula="of:=192958-[.R86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94s</text:p>
          </table:table-cell>
          <table:table-cell office:value-type="string" calcext:value-type="string">
            <text:p>368s</text:p>
          </table:table-cell>
          <table:table-cell office:value-type="percentage" office:value="0.3372" calcext:value-type="percentage">
            <text:p>33.7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5s</text:p>
          </table:table-cell>
          <table:table-cell table:style-name="ce9" office:value-type="percentage" office:value="0.6628" calcext:value-type="percentage">
            <text:p>66.28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88:.U88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80s</text:p>
          </table:table-cell>
          <table:table-cell office:value-type="string" calcext:value-type="string">
            <text:p>845s</text:p>
          </table:table-cell>
          <table:table-cell office:value-type="percentage" office:value="0.783" calcext:value-type="percentage">
            <text:p>78.30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34s</text:p>
          </table:table-cell>
          <table:table-cell table:style-name="ce9" office:value-type="percentage" office:value="0.217" calcext:value-type="percentage">
            <text:p>21.70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89:.U89])" office:value-type="float" office:value="698606" calcext:value-type="float">
            <text:p>698606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table:formula="of:=196818-[.Q88]" office:value-type="float" office:value="102895" calcext:value-type="float">
            <text:p>102895</text:p>
          </table:table-cell>
          <table:table-cell table:formula="of:=192958-[.R88]" office:value-type="float" office:value="100657" calcext:value-type="float">
            <text:p>100657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1092s</text:p>
          </table:table-cell>
          <table:table-cell office:value-type="string" calcext:value-type="string">
            <text:p>367s</text:p>
          </table:table-cell>
          <table:table-cell office:value-type="percentage" office:value="0.3368" calcext:value-type="percentage">
            <text:p>33.68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724s</text:p>
          </table:table-cell>
          <table:table-cell table:style-name="ce9" office:value-type="percentage" office:value="0.6632" calcext:value-type="percentage">
            <text:p>66.32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90:.U90])" office:value-type="float" office:value="934832" calcext:value-type="float">
            <text:p>934832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93721-[.Q91]" office:value-type="float" office:value="102069" calcext:value-type="float">
            <text:p>102069</text:p>
          </table:table-cell>
          <table:table-cell table:formula="of:=190890-[.R91]" office:value-type="float" office:value="99831" calcext:value-type="float">
            <text:p>9983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1081s</text:p>
          </table:table-cell>
          <table:table-cell office:value-type="string" calcext:value-type="string">
            <text:p>832s</text:p>
          </table:table-cell>
          <table:table-cell office:value-type="percentage" office:value="0.7702" calcext:value-type="percentage">
            <text:p>77.02%</text:p>
          </table:table-cell>
          <table:table-cell office:value-type="string" calcext:value-type="string">
            <text:p>0s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248s</text:p>
          </table:table-cell>
          <table:table-cell table:style-name="ce9" office:value-type="percentage" office:value="0.2298" calcext:value-type="percentage">
            <text:p>22.98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1:.U91])" office:value-type="float" office:value="677765" calcext:value-type="float">
            <text:p>677765</text:p>
          </table:table-cell>
          <table:table-cell office:value-type="float" office:value="50053" calcext:value-type="float">
            <text:p>50053</text:p>
          </table:table-cell>
          <table:table-cell office:value-type="float" office:value="80474" calcext:value-type="float">
            <text:p>80474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121509" calcext:value-type="float">
            <text:p>121509</text:p>
          </table:table-cell>
          <table:table-cell office:value-type="float" office:value="122107" calcext:value-type="float">
            <text:p>122107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4"/>
          <table:table-cell table:style-name="ce2" table:formula="of:=SUM([.O92:.U92])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665" calcext:value-type="float">
            <text:p>1665</text:p>
          </table:table-cell>
          <table:table-cell office:value-type="float" office:value="932" calcext:value-type="float">
            <text:p>932</text:p>
          </table:table-cell>
          <table:table-cell office:value-type="percentage" office:value="0.5599" calcext:value-type="percentage">
            <text:p>55.99%</text:p>
          </table:table-cell>
          <table:table-cell office:value-type="string" calcext:value-type="string">
            <text:p>2s</text:p>
          </table:table-cell>
          <table:table-cell office:value-type="percentage" office:value="0.0109" calcext:value-type="percentage">
            <text:p>1.09%</text:p>
          </table:table-cell>
          <table:table-cell office:value-type="string" calcext:value-type="string">
            <text:p>732s</text:p>
          </table:table-cell>
          <table:table-cell table:style-name="ce9" office:value-type="percentage" office:value="0.4401" calcext:value-type="percentage">
            <text:p>44.01%</text:p>
          </table:table-cell>
          <table:table-cell office:value-type="string" calcext:value-type="string">
            <text:p>s.l.</text:p>
          </table:table-cell>
          <table:table-cell office:value-type="float" office:value="13957483" calcext:value-type="float">
            <text:p>13957483</text:p>
          </table:table-cell>
          <table:table-cell table:formula="of:=SUM([.O93:.U93])" office:value-type="float" office:value="921224" calcext:value-type="float">
            <text:p>921224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93923" calcext:value-type="float">
            <text:p>93923</text:p>
          </table:table-cell>
          <table:table-cell table:formula="of:=278139-[.R94]-[.R96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653" calcext:value-type="float">
            <text:p>1653</text:p>
          </table:table-cell>
          <table:table-cell office:value-type="float" office:value="1416" calcext:value-type="float">
            <text:p>1416</text:p>
          </table:table-cell>
          <table:table-cell office:value-type="percentage" office:value="0.8566" calcext:value-type="percentage">
            <text:p>85.66%</text:p>
          </table:table-cell>
          <table:table-cell office:value-type="string" calcext:value-type="string">
            <text:p>3s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36" calcext:value-type="float">
            <text:p>236</text:p>
          </table:table-cell>
          <table:table-cell table:style-name="ce9" office:value-type="percentage" office:value="0.1434" calcext:value-type="percentage">
            <text:p>14.34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4:.U94])" office:value-type="float" office:value="667035" calcext:value-type="float">
            <text:p>667035</text:p>
          </table:table-cell>
          <table:table-cell office:value-type="float" office:value="50053" calcext:value-type="float">
            <text:p>50053</text:p>
          </table:table-cell>
          <table:table-cell table:formula="of:=148124-[.P96]" office:value-type="float" office:value="74123" calcext:value-type="float">
            <text:p>74123</text:p>
          </table:table-cell>
          <table:table-cell table:formula="of:=394988-[.Q93]-[.Q95]-[.Q96]" office:value-type="float" office:value="109089" calcext:value-type="float">
            <text:p>109089</text:p>
          </table:table-cell>
          <table:table-cell table:formula="of:=183770-[.R96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 office:value-type="float" office:value="1413" calcext:value-type="float">
            <text:p>1413</text:p>
          </table:table-cell>
          <table:table-cell office:value-type="percentage" office:value="0.8568" calcext:value-type="percentage">
            <text:p>85.68%</text:p>
          </table:table-cell>
          <table:table-cell office:value-type="string" calcext:value-type="string">
            <text:p>3s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236" calcext:value-type="float">
            <text:p>236</text:p>
          </table:table-cell>
          <table:table-cell table:style-name="ce9" office:value-type="percentage" office:value="0.1432" calcext:value-type="percentage">
            <text:p>14.32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5:.U95])" office:value-type="float" office:value="684594" calcext:value-type="float">
            <text:p>684594</text:p>
          </table:table-cell>
          <table:table-cell office:value-type="float" office:value="50885" calcext:value-type="float">
            <text:p>50885</text:p>
          </table:table-cell>
          <table:table-cell table:formula="of:=232972-[.P94]-[.P96]" office:value-type="float" office:value="84848" calcext:value-type="float">
            <text:p>84848</text:p>
          </table:table-cell>
          <table:table-cell table:formula="of:=285899-[.Q96]-[.Q93]" office:value-type="float" office:value="95575" calcext:value-type="float">
            <text:p>95575</text:p>
          </table:table-cell>
          <table:table-cell table:formula="of:=383758-[.R93]-[.R94]-[.R96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649" calcext:value-type="float">
            <text:p>1649</text:p>
          </table:table-cell>
          <table:table-cell office:value-type="float" office:value="1412" calcext:value-type="float">
            <text:p>1412</text:p>
          </table:table-cell>
          <table:table-cell office:value-type="percentage" office:value="0.8564" calcext:value-type="percentage">
            <text:p>85.64%</text:p>
          </table:table-cell>
          <table:table-cell office:value-type="string" calcext:value-type="string">
            <text:p>4s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36" calcext:value-type="float">
            <text:p>236</text:p>
          </table:table-cell>
          <table:table-cell table:style-name="ce9" office:value-type="percentage" office:value="0.1436" calcext:value-type="percentage">
            <text:p>14.36%</text:p>
          </table:table-cell>
          <table:table-cell office:value-type="string" calcext:value-type="string">
            <text:p>s.l.</text:p>
          </table:table-cell>
          <table:table-cell office:value-type="float" office:value="5126811" calcext:value-type="float">
            <text:p>5126811</text:p>
          </table:table-cell>
          <table:table-cell table:formula="of:=SUM([.O96:.U96])" office:value-type="float" office:value="689269" calcext:value-type="float">
            <text:p>689269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table:formula="of:=190324-[.Q93]" office:value-type="float" office:value="96401" calcext:value-type="float">
            <text:p>96401</text:p>
          </table:table-cell>
          <table:table-cell office:value-type="float" office:value="92711" calcext:value-type="float">
            <text:p>92711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696" calcext:value-type="float">
            <text:p>1696</text:p>
          </table:table-cell>
          <table:table-cell office:value-type="float" office:value="923" calcext:value-type="float">
            <text:p>923</text:p>
          </table:table-cell>
          <table:table-cell table:style-name="Default" office:value-type="float" office:value="54.46" calcext:value-type="float">
            <text:p>54.4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72" calcext:value-type="float">
            <text:p>772</text:p>
          </table:table-cell>
          <table:table-cell office:value-type="float" office:value="45.54" calcext:value-type="float">
            <text:p>45.54</text:p>
          </table:table-cell>
          <table:table-cell office:value-type="string" calcext:value-type="string">
            <text:p>45.54/54.46</text:p>
          </table:table-cell>
          <table:table-cell office:value-type="float" office:value="13957483" calcext:value-type="float">
            <text:p>13957483</text:p>
          </table:table-cell>
          <table:table-cell table:formula="of:=SUM([.O97:.U97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7227-[.Q100]"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681" calcext:value-type="float">
            <text:p>1681</text:p>
          </table:table-cell>
          <table:table-cell office:value-type="float" office:value="1425" calcext:value-type="float">
            <text:p>1425</text:p>
          </table:table-cell>
          <table:table-cell table:style-name="Default" office:value-type="float" office:value="84.8" calcext:value-type="float">
            <text:p>84.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5" calcext:value-type="float">
            <text:p>255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15.20/84.80</text:p>
          </table:table-cell>
          <table:table-cell office:value-type="float" office:value="5126811" calcext:value-type="float">
            <text:p>5126811</text:p>
          </table:table-cell>
          <table:table-cell table:formula="of:=SUM([.O98:.U98])" office:value-type="float" office:value="680769" calcext:value-type="float">
            <text:p>680769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391891-[.Q97]-[.Q99]-[.Q100]" office:value-type="float" office:value="109089" calcext:value-type="float">
            <text:p>109089</text:p>
          </table:table-cell>
          <table:table-cell table:formula="of:=385826-[.R97]-[.R99]-[.R100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78" calcext:value-type="float">
            <text:p>1678</text:p>
          </table:table-cell>
          <table:table-cell office:value-type="float" office:value="1425" calcext:value-type="float">
            <text:p>1425</text:p>
          </table:table-cell>
          <table:table-cell table:style-name="Default" office:value-type="float" office:value="84.95" calcext:value-type="float">
            <text:p>84.9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2" calcext:value-type="float">
            <text:p>252</text:p>
          </table:table-cell>
          <table:table-cell office:value-type="float" office:value="15.05" calcext:value-type="float">
            <text:p>15.05</text:p>
          </table:table-cell>
          <table:table-cell office:value-type="string" calcext:value-type="string">
            <text:p>15.05/84.95</text:p>
          </table:table-cell>
          <table:table-cell office:value-type="float" office:value="5126811" calcext:value-type="float">
            <text:p>5126811</text:p>
          </table:table-cell>
          <table:table-cell table:formula="of:=SUM([.O99:.U99])" office:value-type="float" office:value="672928" calcext:value-type="float">
            <text:p>672928</text:p>
          </table:table-cell>
          <table:table-cell office:value-type="float" office:value="50885" calcext:value-type="float">
            <text:p>50885</text:p>
          </table:table-cell>
          <table:table-cell table:formula="of:=234746-[.P98]-[.P100]" office:value-type="float" office:value="84848" calcext:value-type="float">
            <text:p>84848</text:p>
          </table:table-cell>
          <table:table-cell table:formula="of:=282802-[.Q97]-[.Q100]" office:value-type="float" office:value="95575" calcext:value-type="float">
            <text:p>95575</text:p>
          </table:table-cell>
          <table:table-cell table:formula="of:=281033-[.R97]-[.R100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677" calcext:value-type="float">
            <text:p>1677</text:p>
          </table:table-cell>
          <table:table-cell office:value-type="float" office:value="1426" calcext:value-type="float">
            <text:p>1426</text:p>
          </table:table-cell>
          <table:table-cell table:style-name="Default" office:value-type="float" office:value="85.04" calcext:value-type="float">
            <text:p>85.04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0" calcext:value-type="float">
            <text:p>250</text:p>
          </table:table-cell>
          <table:table-cell office:value-type="float" office:value="14.96" calcext:value-type="float">
            <text:p>14.96</text:p>
          </table:table-cell>
          <table:table-cell office:value-type="string" calcext:value-type="string">
            <text:p>14.96/85.04</text:p>
          </table:table-cell>
          <table:table-cell office:value-type="float" office:value="5126811" calcext:value-type="float">
            <text:p>5126811</text:p>
          </table:table-cell>
          <table:table-cell table:formula="of:=SUM([.O100:.U100])" office:value-type="float" office:value="690014" calcext:value-type="float">
            <text:p>690014</text:p>
          </table:table-cell>
          <table:table-cell office:value-type="float" office:value="51717" calcext:value-type="float">
            <text:p>51717</text:p>
          </table:table-cell>
          <table:table-cell table:formula="of:=149898-[.P98]" office:value-type="float" office:value="75775" calcext:value-type="float">
            <text:p>75775</text:p>
          </table:table-cell>
          <table:table-cell office:value-type="float" office:value="93304" calcext:value-type="float">
            <text:p>93304</text:p>
          </table:table-cell>
          <table:table-cell table:formula="of:=187080-[.R97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699" calcext:value-type="float">
            <text:p>1699</text:p>
          </table:table-cell>
          <table:table-cell office:value-type="float" office:value="933" calcext:value-type="float">
            <text:p>933</text:p>
          </table:table-cell>
          <table:table-cell table:style-name="Default" office:value-type="float" office:value="54.96" calcext:value-type="float">
            <text:p>54.9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65" calcext:value-type="float">
            <text:p>765</text:p>
          </table:table-cell>
          <table:table-cell office:value-type="float" office:value="45.04" calcext:value-type="float">
            <text:p>45.04</text:p>
          </table:table-cell>
          <table:table-cell office:value-type="string" calcext:value-type="string">
            <text:p>45.04/54.96</text:p>
          </table:table-cell>
          <table:table-cell office:value-type="float" office:value="13957483" calcext:value-type="float">
            <text:p>13957483</text:p>
          </table:table-cell>
          <table:table-cell table:formula="of:=SUM([.O101:.U101])" office:value-type="float" office:value="933496" calcext:value-type="float">
            <text:p>93349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385697-[.Q102]-[.Q103]-[.Q104]" office:value-type="float" office:value="108263" calcext:value-type="float">
            <text:p>10826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683" calcext:value-type="float">
            <text:p>1683</text:p>
          </table:table-cell>
          <table:table-cell office:value-type="float" office:value="1431" calcext:value-type="float">
            <text:p>1431</text:p>
          </table:table-cell>
          <table:table-cell table:style-name="Default" office:value-type="float" office:value="85.08" calcext:value-type="float">
            <text:p>85.0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office:value-type="float" office:value="14.92" calcext:value-type="float">
            <text:p>14.92</text:p>
          </table:table-cell>
          <table:table-cell office:value-type="string" calcext:value-type="string">
            <text:p>14.92/85.08</text:p>
          </table:table-cell>
          <table:table-cell office:value-type="float" office:value="5126811" calcext:value-type="float">
            <text:p>5126811</text:p>
          </table:table-cell>
          <table:table-cell table:formula="of:=SUM([.O102:.U102])" office:value-type="float" office:value="653734" calcext:value-type="float">
            <text:p>653734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office:value-type="float" office:value="91652" calcext:value-type="float">
            <text:p>91652</text:p>
          </table:table-cell>
          <table:table-cell table:formula="of:=187496-[.R101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79" calcext:value-type="float">
            <text:p>1679</text:p>
          </table:table-cell>
          <table:table-cell office:value-type="float" office:value="1427" calcext:value-type="float">
            <text:p>1427</text:p>
          </table:table-cell>
          <table:table-cell table:style-name="Default"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14.98/85.02</text:p>
          </table:table-cell>
          <table:table-cell office:value-type="float" office:value="5126811" calcext:value-type="float">
            <text:p>5126811</text:p>
          </table:table-cell>
          <table:table-cell table:formula="of:=SUM([.O103:.U103])" office:value-type="float" office:value="673372" calcext:value-type="float">
            <text:p>673372</text:p>
          </table:table-cell>
          <table:table-cell office:value-type="float" office:value="50885" calcext:value-type="float">
            <text:p>50885</text:p>
          </table:table-cell>
          <table:table-cell table:formula="of:=150846-[.P102]" office:value-type="float" office:value="76723" calcext:value-type="float">
            <text:p>76723</text:p>
          </table:table-cell>
          <table:table-cell table:formula="of:=277434-[.Q104]-[.Q102]" office:value-type="float" office:value="92478" calcext:value-type="float">
            <text:p>92478</text:p>
          </table:table-cell>
          <table:table-cell table:formula="of:=389962-[.R101]-[.R102]-[.R104]" office:value-type="float" office:value="105619" calcext:value-type="float">
            <text:p>105619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676" calcext:value-type="float">
            <text:p>1676</text:p>
          </table:table-cell>
          <table:table-cell office:value-type="float" office:value="1424" calcext:value-type="float">
            <text:p>1424</text:p>
          </table:table-cell>
          <table:table-cell table:style-name="Default" office:value-type="float" office:value="84.99" calcext:value-type="float">
            <text:p>84.9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1" calcext:value-type="float">
            <text:p>251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15.01/84.99</text:p>
          </table:table-cell>
          <table:table-cell office:value-type="float" office:value="5126811" calcext:value-type="float">
            <text:p>5126811</text:p>
          </table:table-cell>
          <table:table-cell table:formula="of:=SUM([.O104:.U104])" office:value-type="float" office:value="701981" calcext:value-type="float">
            <text:p>701981</text:p>
          </table:table-cell>
          <table:table-cell office:value-type="float" office:value="51717" calcext:value-type="float">
            <text:p>51717</text:p>
          </table:table-cell>
          <table:table-cell table:formula="of:=236520-[.P102]-[.P103]" office:value-type="float" office:value="85674" calcext:value-type="float">
            <text:p>85674</text:p>
          </table:table-cell>
          <table:table-cell table:formula="of:=184956-[.Q102]" office:value-type="float" office:value="93304" calcext:value-type="float">
            <text:p>93304</text:p>
          </table:table-cell>
          <table:table-cell table:formula="of:=284343-[.R101]-[.R102]" office:value-type="float" office:value="96847" calcext:value-type="float">
            <text:p>96847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1848" calcext:value-type="float">
            <text:p>1848</text:p>
          </table:table-cell>
          <table:table-cell office:value-type="float" office:value="1111" calcext:value-type="float">
            <text:p>1111</text:p>
          </table:table-cell>
          <table:table-cell table:style-name="Default" office:value-type="float" office:value="60.16" calcext:value-type="float">
            <text:p>60.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736" calcext:value-type="float">
            <text:p>736</text:p>
          </table:table-cell>
          <table:table-cell office:value-type="float" office:value="39.84" calcext:value-type="float">
            <text:p>39.84</text:p>
          </table:table-cell>
          <table:table-cell office:value-type="string" calcext:value-type="string">
            <text:p>39.84/60.16</text:p>
          </table:table-cell>
          <table:table-cell office:value-type="float" office:value="13957483" calcext:value-type="float">
            <text:p>13957483</text:p>
          </table:table-cell>
          <table:table-cell table:formula="of:=SUM([.O105:.U105])" office:value-type="float" office:value="924321" calcext:value-type="float">
            <text:p>924321</text:p>
          </table:table-cell>
          <table:table-cell office:value-type="float" office:value="0" calcext:value-type="float">
            <text:p>0</text:p>
          </table:table-cell>
          <table:table-cell table:formula="of:=246749-152655" office:value-type="float" office:value="94094" calcext:value-type="float">
            <text:p>94094</text:p>
          </table:table-cell>
          <table:table-cell table:formula="of:=188672-[.Q106]" office:value-type="float" office:value="97020" calcext:value-type="float">
            <text:p>97020</text:p>
          </table:table-cell>
          <table:table-cell table:formula="of:=185428-[.R106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1814" calcext:value-type="float">
            <text:p>1814</text:p>
          </table:table-cell>
          <table:table-cell office:value-type="float" office:value="1378" calcext:value-type="float">
            <text:p>1378</text:p>
          </table:table-cell>
          <table:table-cell table:style-name="Default" office:value-type="float" office:value="75.99" calcext:value-type="float">
            <text:p>75.99</text:p>
          </table:table-cell>
          <table:table-cell office:value-type="float" office:value="186" calcext:value-type="float">
            <text:p>186</text:p>
          </table:table-cell>
          <table:table-cell office:value-type="percentage" office:value="0.103" calcext:value-type="percentage">
            <text:p>10.30%</text:p>
          </table:table-cell>
          <table:table-cell office:value-type="float" office:value="248" calcext:value-type="float">
            <text:p>248</text:p>
          </table:table-cell>
          <table:table-cell office:value-type="float" office:value="13.71" calcext:value-type="float">
            <text:p>13.71</text:p>
          </table:table-cell>
          <table:table-cell office:value-type="string" calcext:value-type="string">
            <text:p>15.28/84.72</text:p>
          </table:table-cell>
          <table:table-cell office:value-type="float" office:value="5126811" calcext:value-type="float">
            <text:p>5126811</text:p>
          </table:table-cell>
          <table:table-cell table:formula="of:=SUM([.O106:.U106])" office:value-type="float" office:value="659497" calcext:value-type="float">
            <text:p>659497</text:p>
          </table:table-cell>
          <table:table-cell office:value-type="float" office:value="50053" calcext:value-type="float">
            <text:p>50053</text:p>
          </table:table-cell>
          <table:table-cell table:formula="of:=157197-[.P108]" office:value-type="float" office:value="84022" calcext:value-type="float">
            <text:p>84022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813" calcext:value-type="float">
            <text:p>1813</text:p>
          </table:table-cell>
          <table:table-cell office:value-type="float" office:value="1430" calcext:value-type="float">
            <text:p>1430</text:p>
          </table:table-cell>
          <table:table-cell table:style-name="Default" office:value-type="float" office:value="78.88" calcext:value-type="float">
            <text:p>78.88</text:p>
          </table:table-cell>
          <table:table-cell office:value-type="float" office:value="146" calcext:value-type="float">
            <text:p>146</text:p>
          </table:table-cell>
          <table:table-cell office:value-type="percentage" office:value="0.0807" calcext:value-type="percentage">
            <text:p>8.07%</text:p>
          </table:table-cell>
          <table:table-cell office:value-type="float" office:value="236" calcext:value-type="float">
            <text:p>236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14.19/85.81</text:p>
          </table:table-cell>
          <table:table-cell office:value-type="float" office:value="5126811" calcext:value-type="float">
            <text:p>5126811</text:p>
          </table:table-cell>
          <table:table-cell table:formula="of:=SUM([.O107:.U107])" office:value-type="float" office:value="668898" calcext:value-type="float">
            <text:p>668898</text:p>
          </table:table-cell>
          <table:table-cell office:value-type="float" office:value="50885" calcext:value-type="float">
            <text:p>50885</text:p>
          </table:table-cell>
          <table:table-cell office:value-type="float" office:value="74001" calcext:value-type="float">
            <text:p>74001</text:p>
          </table:table-cell>
          <table:table-cell table:formula="of:=288170-[.Q106]-[.Q105]" office:value-type="float" office:value="99498" calcext:value-type="float">
            <text:p>99498</text:p>
          </table:table-cell>
          <table:table-cell table:formula="of:=282275-[.R105]-[.R106]" office:value-type="float" office:value="96847" calcext:value-type="float">
            <text:p>96847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1814" calcext:value-type="float">
            <text:p>1814</text:p>
          </table:table-cell>
          <table:table-cell office:value-type="float" office:value="1374" calcext:value-type="float">
            <text:p>1374</text:p>
          </table:table-cell>
          <table:table-cell table:style-name="Default" office:value-type="float" office:value="75.79" calcext:value-type="float">
            <text:p>75.79</text:p>
          </table:table-cell>
          <table:table-cell office:value-type="float" office:value="184" calcext:value-type="float">
            <text:p>184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255" calcext:value-type="float">
            <text:p>255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15.66/84.34</text:p>
          </table:table-cell>
          <table:table-cell office:value-type="float" office:value="5126811" calcext:value-type="float">
            <text:p>5126811</text:p>
          </table:table-cell>
          <table:table-cell table:formula="of:=SUM([.O108:.U108])" office:value-type="float" office:value="714865" calcext:value-type="float">
            <text:p>714865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398085-[.Q105]-[.Q106]-[.Q107]" office:value-type="float" office:value="109915" calcext:value-type="float">
            <text:p>109915</text:p>
          </table:table-cell>
          <table:table-cell table:formula="of:=387894-[.R105]-[.R106]-[.R107]" office:value-type="float" office:value="105619" calcext:value-type="float">
            <text:p>10561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054" calcext:value-type="float">
            <text:p>2054</text:p>
          </table:table-cell>
          <table:table-cell office:value-type="float" office:value="918" calcext:value-type="float">
            <text:p>918</text:p>
          </table:table-cell>
          <table:table-cell table:style-name="Default" office:value-type="float" office:value="44.73" calcext:value-type="float">
            <text:p>44.73</text:p>
          </table:table-cell>
          <table:table-cell office:value-type="float" office:value="390" calcext:value-type="float">
            <text:p>390</text:p>
          </table:table-cell>
          <table:table-cell office:value-type="percentage" office:value="0.19" calcext:value-type="percentage">
            <text:p>19.00%</text:p>
          </table:table-cell>
          <table:table-cell office:value-type="float" office:value="744" calcext:value-type="float">
            <text:p>744</text:p>
          </table:table-cell>
          <table:table-cell office:value-type="float" office:value="36.27" calcext:value-type="float">
            <text:p>36.27</text:p>
          </table:table-cell>
          <table:table-cell office:value-type="string" calcext:value-type="string">
            <text:p>44.78/55.22</text:p>
          </table:table-cell>
          <table:table-cell office:value-type="float" office:value="13957483" calcext:value-type="float">
            <text:p>13957483</text:p>
          </table:table-cell>
          <table:table-cell table:formula="of:=SUM([.O109:.U109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6401-[.Q111]" office:value-type="float" office:value="93923" calcext:value-type="float">
            <text:p>93923</text:p>
          </table:table-cell>
          <table:table-cell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040" calcext:value-type="float">
            <text:p>2040</text:p>
          </table:table-cell>
          <table:table-cell office:value-type="float" office:value="1797" calcext:value-type="float">
            <text:p>1797</text:p>
          </table:table-cell>
          <table:table-cell table:style-name="Default" office:value-type="float" office:value="88.13" calcext:value-type="float">
            <text:p>88.1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2" calcext:value-type="float">
            <text:p>242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11.87/88.13</text:p>
          </table:table-cell>
          <table:table-cell office:value-type="float" office:value="5126811" calcext:value-type="float">
            <text:p>5126811</text:p>
          </table:table-cell>
          <table:table-cell table:formula="of:=SUM([.O110:.U110])" office:value-type="float" office:value="682522" calcext:value-type="float">
            <text:p>682522</text:p>
          </table:table-cell>
          <table:table-cell office:value-type="float" office:value="50053" calcext:value-type="float">
            <text:p>50053</text:p>
          </table:table-cell>
          <table:table-cell table:formula="of:=231198-[.P111]-[.P112]" office:value-type="float" office:value="84022" calcext:value-type="float">
            <text:p>84022</text:p>
          </table:table-cell>
          <table:table-cell table:formula="of:=287344-[.Q109]-[.Q111]" office:value-type="float" office:value="100943" calcext:value-type="float">
            <text:p>100943</text:p>
          </table:table-cell>
          <table:table-cell table:formula="of:=385826-[.R109]-[.R111]-[.R112]" office:value-type="float" office:value="104793" calcext:value-type="float">
            <text:p>10479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040" calcext:value-type="float">
            <text:p>2040</text:p>
          </table:table-cell>
          <table:table-cell office:value-type="float" office:value="1484" calcext:value-type="float">
            <text:p>1484</text:p>
          </table:table-cell>
          <table:table-cell table:style-name="Default" office:value-type="float" office:value="72.77" calcext:value-type="float">
            <text:p>72.77</text:p>
          </table:table-cell>
          <table:table-cell office:value-type="float" office:value="314" calcext:value-type="float">
            <text:p>314</text:p>
          </table:table-cell>
          <table:table-cell office:value-type="percentage" office:value="0.1543" calcext:value-type="percentage">
            <text:p>15.43%</text:p>
          </table:table-cell>
          <table:table-cell office:value-type="float" office:value="240" calcext:value-type="float">
            <text:p>240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13.95/86.05</text:p>
          </table:table-cell>
          <table:table-cell office:value-type="float" office:value="5126811" calcext:value-type="float">
            <text:p>5126811</text:p>
          </table:table-cell>
          <table:table-cell table:formula="of:=SUM([.O111:.U111])" office:value-type="float" office:value="658158" calcext:value-type="float">
            <text:p>658158</text:p>
          </table:table-cell>
          <table:table-cell office:value-type="float" office:value="50885" calcext:value-type="float">
            <text:p>50885</text:p>
          </table:table-cell>
          <table:table-cell table:formula="of:=147176-[.P112]" office:value-type="float" office:value="73175" calcext:value-type="float">
            <text:p>73175</text:p>
          </table:table-cell>
          <table:table-cell office:value-type="float" office:value="92478" calcext:value-type="float">
            <text:p>92478</text:p>
          </table:table-cell>
          <table:table-cell table:formula="of:=186254-[.R109]" office:value-type="float" office:value="93953" calcext:value-type="float">
            <text:p>939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4" calcext:value-type="float">
            <text:p>4</text:p>
          </table:table-cell>
          <table:table-cell office:value-type="float" office:value="2039" calcext:value-type="float">
            <text:p>2039</text:p>
          </table:table-cell>
          <table:table-cell office:value-type="float" office:value="1588" calcext:value-type="float">
            <text:p>1588</text:p>
          </table:table-cell>
          <table:table-cell table:style-name="Default" office:value-type="float" office:value="77.9" calcext:value-type="float">
            <text:p>77.9</text:p>
          </table:table-cell>
          <table:table-cell office:value-type="float" office:value="208" calcext:value-type="float">
            <text:p>208</text:p>
          </table:table-cell>
          <table:table-cell office:value-type="percentage" office:value="0.1022" calcext:value-type="percentage">
            <text:p>10.22%</text:p>
          </table:table-cell>
          <table:table-cell office:value-type="float" office:value="242" calcext:value-type="float">
            <text:p>242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13.23/86.77</text:p>
          </table:table-cell>
          <table:table-cell office:value-type="float" office:value="5126811" calcext:value-type="float">
            <text:p>5126811</text:p>
          </table:table-cell>
          <table:table-cell table:formula="of:=SUM([.O112:.U112])" office:value-type="float" office:value="705677" calcext:value-type="float">
            <text:p>705677</text:p>
          </table:table-cell>
          <table:table-cell office:value-type="float" office:value="51717" calcext:value-type="float">
            <text:p>51717</text:p>
          </table:table-cell>
          <table:table-cell office:value-type="float" office:value="74001" calcext:value-type="float">
            <text:p>74001</text:p>
          </table:table-cell>
          <table:table-cell table:formula="of:=398085-[.Q111]-[.Q109]-[.Q110]" office:value-type="float" office:value="110741" calcext:value-type="float">
            <text:p>110741</text:p>
          </table:table-cell>
          <table:table-cell table:formula="of:=281033-[.R109]-[.R111]" office:value-type="float" office:value="94779" calcext:value-type="float">
            <text:p>94779</text:p>
          </table:table-cell>
          <table:table-cell office:value-type="float" office:value="124215" calcext:value-type="float">
            <text:p>124215</text:p>
          </table:table-cell>
          <table:table-cell office:value-type="float" office:value="124813" calcext:value-type="float">
            <text:p>124813</text:p>
          </table:table-cell>
          <table:table-cell office:value-type="float" office:value="125411" calcext:value-type="float">
            <text:p>125411</text:p>
          </table:table-cell>
          <table:table-cell table:number-columns-repeated="1003"/>
        </table:table-row>
        <table:table-row table:style-name="ro1">
          <table:covered-table-cell table:number-columns-repeated="3" table:style-name="ce2"/>
          <table:table-cell table:style-name="ce7"/>
          <table:table-cell table:style-name="ce2" table:number-columns-repeated="4"/>
          <table:table-cell table:style-name="ce10"/>
          <table:table-cell table:style-name="ce2" table:number-columns-repeated="1015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1478" calcext:value-type="float">
            <text:p>1478</text:p>
          </table:table-cell>
          <table:table-cell table:style-name="Default" office:value-type="float" office:value="60.03" calcext:value-type="float">
            <text:p>60.03</text:p>
          </table:table-cell>
          <table:table-cell office:value-type="float" office:value="245" calcext:value-type="float">
            <text:p>245</text:p>
          </table:table-cell>
          <table:table-cell table:style-name="Default" office:value-type="float" office:value="9.98" calcext:value-type="float">
            <text:p>9.98</text:p>
          </table:table-cell>
          <table:table-cell office:value-type="float" office:value="738" calcext:value-type="float">
            <text:p>738</text:p>
          </table:table-cell>
          <table:table-cell office:value-type="float" office:value="29.99" calcext:value-type="float">
            <text:p>29.99</text:p>
          </table:table-cell>
          <table:table-cell office:value-type="string" calcext:value-type="string">
            <text:p>33.32/66.68</text:p>
          </table:table-cell>
          <table:table-cell office:value-type="float" office:value="13957483" calcext:value-type="float">
            <text:p>13957483</text:p>
          </table:table-cell>
          <table:table-cell table:formula="of:=SUM([.O114:.U114])" office:value-type="float" office:value="919156" calcext:value-type="float">
            <text:p>919156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283009-[.Q116]-[.Q118]" office:value-type="float" office:value="93923" calcext:value-type="float">
            <text:p>93923</text:p>
          </table:table-cell>
          <table:table-cell table:formula="of:=278549-[.R117]-[.R118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449" calcext:value-type="float">
            <text:p>2449</text:p>
          </table:table-cell>
          <table:table-cell office:value-type="float" office:value="2046" calcext:value-type="float">
            <text:p>2046</text:p>
          </table:table-cell>
          <table:table-cell table:style-name="Default" office:value-type="float" office:value="83.55" calcext:value-type="float">
            <text:p>83.55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5.99" calcext:value-type="float">
            <text:p>5.99</text:p>
          </table:table-cell>
          <table:table-cell office:value-type="float" office:value="256" calcext:value-type="float">
            <text:p>256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11.12/88.88</text:p>
          </table:table-cell>
          <table:table-cell office:value-type="float" office:value="5126811" calcext:value-type="float">
            <text:p>5126811</text:p>
          </table:table-cell>
          <table:table-cell table:formula="of:=SUM([.O115:.U115])" office:value-type="float" office:value="679434" calcext:value-type="float">
            <text:p>679434</text:p>
          </table:table-cell>
          <table:table-cell office:value-type="float" office:value="50053" calcext:value-type="float">
            <text:p>50053</text:p>
          </table:table-cell>
          <table:table-cell table:formula="of:=298540-[.P116]-[.P118]-[.P119]" office:value-type="float" office:value="74123" calcext:value-type="float">
            <text:p>74123</text:p>
          </table:table-cell>
          <table:table-cell table:formula="of:=590269-[.Q114]-[.Q116]-[.Q117]-[.Q118]-[.Q119]" office:value-type="float" office:value="115284" calcext:value-type="float">
            <text:p>115284</text:p>
          </table:table-cell>
          <table:table-cell table:formula="of:=375812-[.R114]-[.R117]-[.R118]" office:value-type="float" office:value="97263" calcext:value-type="float">
            <text:p>97263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1992" calcext:value-type="float">
            <text:p>1992</text:p>
          </table:table-cell>
          <table:table-cell table:style-name="Default" office:value-type="float" office:value="81.37" calcext:value-type="float">
            <text:p>81.37</text:p>
          </table:table-cell>
          <table:table-cell office:value-type="float" office:value="204" calcext:value-type="float">
            <text:p>204</text:p>
          </table:table-cell>
          <table:table-cell table:style-name="Default" office:value-type="float" office:value="8.34" calcext:value-type="float">
            <text:p>8.34</text:p>
          </table:table-cell>
          <table:table-cell office:value-type="float" office:value="251" calcext:value-type="float">
            <text:p>251</text:p>
          </table:table-cell>
          <table:table-cell office:value-type="float" office:value="10.29" calcext:value-type="float">
            <text:p>10.29</text:p>
          </table:table-cell>
          <table:table-cell office:value-type="string" calcext:value-type="string">
            <text:p>11.22/88.78</text:p>
          </table:table-cell>
          <table:table-cell office:value-type="float" office:value="5126811" calcext:value-type="float">
            <text:p>5126811</text:p>
          </table:table-cell>
          <table:table-cell table:formula="of:=SUM([.O116:.U116])" office:value-type="float" office:value="688828" calcext:value-type="float">
            <text:p>688828</text:p>
          </table:table-cell>
          <table:table-cell office:value-type="float" office:value="50885" calcext:value-type="float">
            <text:p>50885</text:p>
          </table:table-cell>
          <table:table-cell table:formula="of:=224417-[.P118]-[.P119]" office:value-type="float" office:value="74827" calcext:value-type="float">
            <text:p>74827</text:p>
          </table:table-cell>
          <table:table-cell table:formula="of:=189086-[.Q118]" office:value-type="float" office:value="94130" calcext:value-type="float">
            <text:p>94130</text:p>
          </table:table-cell>
          <table:table-cell table:formula="of:=588202-[.R119]-[.R114]-[.R115]-[.R117]-[.R118]" office:value-type="float" office:value="111407" calcext:value-type="float">
            <text:p>11140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446" calcext:value-type="float">
            <text:p>2446</text:p>
          </table:table-cell>
          <table:table-cell office:value-type="float" office:value="1921" calcext:value-type="float">
            <text:p>1921</text:p>
          </table:table-cell>
          <table:table-cell table:style-name="Default" office:value-type="float" office:value="78.56" calcext:value-type="float">
            <text:p>78.56</text:p>
          </table:table-cell>
          <table:table-cell office:value-type="float" office:value="269" calcext:value-type="float">
            <text:p>269</text:p>
          </table:table-cell>
          <table:table-cell table:style-name="Default" office:value-type="float" office:value="11.03" calcext:value-type="float">
            <text:p>11.03</text:p>
          </table:table-cell>
          <table:table-cell office:value-type="float" office:value="254" calcext:value-type="float">
            <text:p>254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11.71/88.29</text:p>
          </table:table-cell>
          <table:table-cell office:value-type="float" office:value="5126811" calcext:value-type="float">
            <text:p>5126811</text:p>
          </table:table-cell>
          <table:table-cell table:formula="of:=SUM([.O117:.U117])" office:value-type="float" office:value="675240" calcext:value-type="float">
            <text:p>675240</text:p>
          </table:table-cell>
          <table:table-cell office:value-type="float" office:value="51717" calcext:value-type="float">
            <text:p>51717</text:p>
          </table:table-cell>
          <table:table-cell office:value-type="float" office:value="88396" calcext:value-type="float">
            <text:p>88396</text:p>
          </table:table-cell>
          <table:table-cell table:formula="of:=378584-[.Q114]-[.Q116]-[.Q118]" office:value-type="float" office:value="95575" calcext:value-type="float">
            <text:p>95575</text:p>
          </table:table-cell>
          <table:table-cell table:formula="of:=186248-[.R118]" office:value-type="float" office:value="91885" calcext:value-type="float">
            <text:p>9188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2446" calcext:value-type="float">
            <text:p>2446</text:p>
          </table:table-cell>
          <table:table-cell office:value-type="float" office:value="1981" calcext:value-type="float">
            <text:p>1981</text:p>
          </table:table-cell>
          <table:table-cell table:style-name="Default" office:value-type="float" office:value="81.01" calcext:value-type="float">
            <text:p>81.01</text:p>
          </table:table-cell>
          <table:table-cell office:value-type="float" office:value="223" calcext:value-type="float">
            <text:p>223</text:p>
          </table:table-cell>
          <table:table-cell table:style-name="Default" office:value-type="float" office:value="9.13" calcext:value-type="float">
            <text:p>9.13</text:p>
          </table:table-cell>
          <table:table-cell office:value-type="float" office:value="241" calcext:value-type="float">
            <text:p>241</text:p>
          </table:table-cell>
          <table:table-cell office:value-type="float" office:value="9.86" calcext:value-type="float">
            <text:p>9.86</text:p>
          </table:table-cell>
          <table:table-cell office:value-type="string" calcext:value-type="string">
            <text:p>10.85/89.15</text:p>
          </table:table-cell>
          <table:table-cell office:value-type="float" office:value="5126811" calcext:value-type="float">
            <text:p>5126811</text:p>
          </table:table-cell>
          <table:table-cell table:formula="of:=SUM([.O118:.U118])" office:value-type="float" office:value="701872" calcext:value-type="float">
            <text:p>701872</text:p>
          </table:table-cell>
          <table:table-cell office:value-type="float" office:value="52549" calcext:value-type="float">
            <text:p>52549</text:p>
          </table:table-cell>
          <table:table-cell office:value-type="float" office:value="75653" calcext:value-type="float">
            <text:p>75653</text:p>
          </table:table-cell>
          <table:table-cell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2445" calcext:value-type="float">
            <text:p>2445</text:p>
          </table:table-cell>
          <table:table-cell office:value-type="float" office:value="2201" calcext:value-type="float">
            <text:p>2201</text:p>
          </table:table-cell>
          <table:table-cell table:style-name="Default" office:value-type="float" office:value="90.05" calcext:value-type="float">
            <text:p>90.0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.95" calcext:value-type="float">
            <text:p>9.95</text:p>
          </table:table-cell>
          <table:table-cell office:value-type="string" calcext:value-type="string">
            <text:p>9.95/90.05</text:p>
          </table:table-cell>
          <table:table-cell office:value-type="float" office:value="5126811" calcext:value-type="float">
            <text:p>5126811</text:p>
          </table:table-cell>
          <table:table-cell table:formula="of:=SUM([.O119:.U119])" office:value-type="float" office:value="677325" calcext:value-type="float">
            <text:p>677325</text:p>
          </table:table-cell>
          <table:table-cell office:value-type="float" office:value="53381" calcext:value-type="float">
            <text:p>53381</text:p>
          </table:table-cell>
          <table:table-cell table:formula="of:=149590-[.P118]" office:value-type="float" office:value="73937" calcext:value-type="float">
            <text:p>73937</text:p>
          </table:table-cell>
          <table:table-cell table:formula="of:=474985-[.Q114]-[.Q116]-[.Q117]-[.Q118]" office:value-type="float" office:value="96401" calcext:value-type="float">
            <text:p>96401</text:p>
          </table:table-cell>
          <table:table-cell table:formula="of:=476795-[.R114]-[.R115]-[.R117]-[.R118]" office:value-type="float" office:value="100983" calcext:value-type="float">
            <text:p>100983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642" calcext:value-type="float">
            <text:p>2642</text:p>
          </table:table-cell>
          <table:table-cell office:value-type="float" office:value="1624" calcext:value-type="float">
            <text:p>1624</text:p>
          </table:table-cell>
          <table:table-cell office:value-type="percentage" office:value="0.6147" calcext:value-type="percentage">
            <text:p>61.47%</text:p>
          </table:table-cell>
          <table:table-cell office:value-type="float" office:value="249" calcext:value-type="float">
            <text:p>249</text:p>
          </table:table-cell>
          <table:table-cell table:style-name="Default" office:value-type="float" office:value="9.43" calcext:value-type="float">
            <text:p>9.43</text:p>
          </table:table-cell>
          <table:table-cell office:value-type="float" office:value="768" calcext:value-type="float">
            <text:p>768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32.13/67.87</text:p>
          </table:table-cell>
          <table:table-cell office:value-type="float" office:value="13957483" calcext:value-type="float">
            <text:p>13957483</text:p>
          </table:table-cell>
          <table:table-cell table:formula="of:=SUM([.O120:.U120])" office:value-type="float" office:value="939627" calcext:value-type="float">
            <text:p>939627</text:p>
          </table:table-cell>
          <table:table-cell office:value-type="float" office:value="0" calcext:value-type="float">
            <text:p>0</text:p>
          </table:table-cell>
          <table:table-cell office:value-type="float" office:value="94030" calcext:value-type="float">
            <text:p>94030</text:p>
          </table:table-cell>
          <table:table-cell table:formula="of:=580978-[.Q121]-[.Q122]-[.Q123]-[.Q124]-[.Q125]" office:value-type="float" office:value="114458" calcext:value-type="float">
            <text:p>114458</text:p>
          </table:table-cell>
          <table:table-cell table:formula="of:=186664-[.R124]" office:value-type="float" office:value="92301" calcext:value-type="float">
            <text:p>9230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629" calcext:value-type="float">
            <text:p>2629</text:p>
          </table:table-cell>
          <table:table-cell office:value-type="float" office:value="2378" calcext:value-type="float">
            <text:p>2378</text:p>
          </table:table-cell>
          <table:table-cell office:value-type="percentage" office:value="0.9047" calcext:value-type="percentage">
            <text:p>90.47%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9.53/90.47</text:p>
          </table:table-cell>
          <table:table-cell office:value-type="float" office:value="5126811" calcext:value-type="float">
            <text:p>5126811</text:p>
          </table:table-cell>
          <table:table-cell table:formula="of:=SUM([.O121:.U121])" office:value-type="float" office:value="653734" calcext:value-type="float">
            <text:p>653734</text:p>
          </table:table-cell>
          <table:table-cell office:value-type="float" office:value="50053" calcext:value-type="float">
            <text:p>50053</text:p>
          </table:table-cell>
          <table:table-cell office:value-type="float" office:value="74123" calcext:value-type="float">
            <text:p>74123</text:p>
          </table:table-cell>
          <table:table-cell table:formula="of:=374042-[.Q122]-[.Q124]-[.Q125]" office:value-type="float" office:value="91652" calcext:value-type="float">
            <text:p>91652</text:p>
          </table:table-cell>
          <table:table-cell table:formula="of:=281859-[.R120]-[.R124]" office:value-type="float" office:value="95195" calcext:value-type="float">
            <text:p>95195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627" calcext:value-type="float">
            <text:p>2627</text:p>
          </table:table-cell>
          <table:table-cell office:value-type="float" office:value="2216" calcext:value-type="float">
            <text:p>2216</text:p>
          </table:table-cell>
          <table:table-cell office:value-type="percentage" office:value="0.8436" calcext:value-type="percentage">
            <text:p>84.36%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10.26/89.74</text:p>
          </table:table-cell>
          <table:table-cell office:value-type="float" office:value="5126811" calcext:value-type="float">
            <text:p>5126811</text:p>
          </table:table-cell>
          <table:table-cell table:formula="of:=SUM([.O122:.U122])" office:value-type="float" office:value="676868" calcext:value-type="float">
            <text:p>676868</text:p>
          </table:table-cell>
          <table:table-cell office:value-type="float" office:value="50885" calcext:value-type="float">
            <text:p>50885</text:p>
          </table:table-cell>
          <table:table-cell table:formula="of:=150724-[.P121]" office:value-type="float" office:value="76601" calcext:value-type="float">
            <text:p>76601</text:p>
          </table:table-cell>
          <table:table-cell table:formula="of:=189086-[.Q124]" office:value-type="float" office:value="94130" calcext:value-type="float">
            <text:p>94130</text:p>
          </table:table-cell>
          <table:table-cell table:formula="of:=476379-[.R120]-[.R121]-[.R124]-[.R125]" office:value-type="float" office:value="97673" calcext:value-type="float">
            <text:p>97673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626" calcext:value-type="float">
            <text:p>2626</text:p>
          </table:table-cell>
          <table:table-cell office:value-type="float" office:value="2091" calcext:value-type="float">
            <text:p>2091</text:p>
          </table:table-cell>
          <table:table-cell office:value-type="percentage" office:value="0.7966" calcext:value-type="percentage">
            <text:p>79.66%</text:p>
          </table:table-cell>
          <table:table-cell office:value-type="float" office:value="279" calcext:value-type="float">
            <text:p>279</text:p>
          </table:table-cell>
          <table:table-cell office:value-type="percentage" office:value="0.1064" calcext:value-type="percentage">
            <text:p>10.64%</text:p>
          </table:table-cell>
          <table:table-cell office:value-type="float" office:value="254" calcext:value-type="float">
            <text:p>254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10.85/89.15</text:p>
          </table:table-cell>
          <table:table-cell office:value-type="float" office:value="5126811" calcext:value-type="float">
            <text:p>5126811</text:p>
          </table:table-cell>
          <table:table-cell table:formula="of:=SUM([.O123:.U123])" office:value-type="float" office:value="678340" calcext:value-type="float">
            <text:p>678340</text:p>
          </table:table-cell>
          <table:table-cell office:value-type="float" office:value="51717" calcext:value-type="float">
            <text:p>51717</text:p>
          </table:table-cell>
          <table:table-cell table:formula="of:=227447-[.P121]-[.P122]" office:value-type="float" office:value="76723" calcext:value-type="float">
            <text:p>76723</text:p>
          </table:table-cell>
          <table:table-cell table:formula="of:=466520-[.Q121]-[.Q122]-[.Q124]-[.Q125]" office:value-type="float" office:value="92478" calcext:value-type="float">
            <text:p>92478</text:p>
          </table:table-cell>
          <table:table-cell table:formula="of:=586134-[.R120]-[.R121]-[.R122]-[.R124]-[.R125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2625" calcext:value-type="float">
            <text:p>2625</text:p>
          </table:table-cell>
          <table:table-cell office:value-type="float" office:value="1944" calcext:value-type="float">
            <text:p>1944</text:p>
          </table:table-cell>
          <table:table-cell office:value-type="percentage" office:value="0.7407" calcext:value-type="percentage">
            <text:p>74.07%</text:p>
          </table:table-cell>
          <table:table-cell office:value-type="float" office:value="428" calcext:value-type="float">
            <text:p>428</text:p>
          </table:table-cell>
          <table:table-cell office:value-type="percentage" office:value="0.1632" calcext:value-type="percentage">
            <text:p>16.32%</text:p>
          </table:table-cell>
          <table:table-cell office:value-type="float" office:value="252" calcext:value-type="float">
            <text:p>252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11.49/88.51</text:p>
          </table:table-cell>
          <table:table-cell office:value-type="float" office:value="5126811" calcext:value-type="float">
            <text:p>5126811</text:p>
          </table:table-cell>
          <table:table-cell table:formula="of:=SUM([.O124:.U124])" office:value-type="float" office:value="717093" calcext:value-type="float">
            <text:p>717093</text:p>
          </table:table-cell>
          <table:table-cell office:value-type="float" office:value="52549" calcext:value-type="float">
            <text:p>52549</text:p>
          </table:table-cell>
          <table:table-cell office:value-type="float" office:value="90874" calcext:value-type="float">
            <text:p>90874</text:p>
          </table:table-cell>
          <table:table-cell office:value-type="float" office:value="94956" calcext:value-type="float">
            <text:p>94956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2624" calcext:value-type="float">
            <text:p>2624</text:p>
          </table:table-cell>
          <table:table-cell office:value-type="float" office:value="1973" calcext:value-type="float">
            <text:p>1973</text:p>
          </table:table-cell>
          <table:table-cell office:value-type="percentage" office:value="0.7522" calcext:value-type="percentage">
            <text:p>75.22%</text:p>
          </table:table-cell>
          <table:table-cell office:value-type="float" office:value="398" calcext:value-type="float">
            <text:p>398</text:p>
          </table:table-cell>
          <table:table-cell office:value-type="percentage" office:value="0.1517" calcext:value-type="percentage">
            <text:p>15.17%</text:p>
          </table:table-cell>
          <table:table-cell office:value-type="float" office:value="252" calcext:value-type="float">
            <text:p>252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11.33/88.67</text:p>
          </table:table-cell>
          <table:table-cell office:value-type="float" office:value="5126811" calcext:value-type="float">
            <text:p>5126811</text:p>
          </table:table-cell>
          <table:table-cell table:formula="of:=SUM([.O125:.U125])" office:value-type="float" office:value="677252" calcext:value-type="float">
            <text:p>677252</text:p>
          </table:table-cell>
          <table:table-cell office:value-type="float" office:value="53381" calcext:value-type="float">
            <text:p>53381</text:p>
          </table:table-cell>
          <table:table-cell office:value-type="float" office:value="81097" calcext:value-type="float">
            <text:p>81097</text:p>
          </table:table-cell>
          <table:table-cell table:formula="of:=282390-[.Q124]-[.Q122]" office:value-type="float" office:value="93304" calcext:value-type="float">
            <text:p>93304</text:p>
          </table:table-cell>
          <table:table-cell table:formula="of:=378706-[.R124]-[.R121]-[.R120]" office:value-type="float" office:value="96847" calcext:value-type="float">
            <text:p>96847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254" calcext:value-type="float">
            <text:p>2254</text:p>
          </table:table-cell>
          <table:table-cell office:value-type="float" office:value="1380" calcext:value-type="float">
            <text:p>1380</text:p>
          </table:table-cell>
          <table:table-cell table:style-name="Default" office:value-type="float" office:value="61.27" calcext:value-type="float">
            <text:p>61.27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6.57" calcext:value-type="float">
            <text:p>6.57</text:p>
          </table:table-cell>
          <table:table-cell office:value-type="float" office:value="724" calcext:value-type="float">
            <text:p>724</text:p>
          </table:table-cell>
          <table:table-cell office:value-type="float" office:value="32.16" calcext:value-type="float">
            <text:p>32.16</text:p>
          </table:table-cell>
          <table:table-cell office:value-type="string" calcext:value-type="string">
            <text:p>34.42/65.58</text:p>
          </table:table-cell>
          <table:table-cell office:value-type="float" office:value="13957483" calcext:value-type="float">
            <text:p>13957483</text:p>
          </table:table-cell>
          <table:table-cell table:formula="of:=SUM([.O126:.U126])" office:value-type="float" office:value="921224" calcext:value-type="float">
            <text:p>921224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table:formula="of:=187227-[.Q131]" office:value-type="float" office:value="93923" calcext:value-type="float">
            <text:p>93923</text:p>
          </table:table-cell>
          <table:table-cell table:formula="of:=466039-[.R127]-[.R128]-[.R130]-[.R131]" office:value-type="float" office:value="94369" calcext:value-type="float">
            <text:p>94369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2239" calcext:value-type="float">
            <text:p>2239</text:p>
          </table:table-cell>
          <table:table-cell office:value-type="float" office:value="1872" calcext:value-type="float">
            <text:p>1872</text:p>
          </table:table-cell>
          <table:table-cell table:style-name="Default" office:value-type="float" office:value="83.65" calcext:value-type="float">
            <text:p>83.65</text:p>
          </table:table-cell>
          <table:table-cell office:value-type="float" office:value="112" calcext:value-type="float">
            <text:p>11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11.94/88.06</text:p>
          </table:table-cell>
          <table:table-cell office:value-type="float" office:value="5126811" calcext:value-type="float">
            <text:p>5126811</text:p>
          </table:table-cell>
          <table:table-cell table:formula="of:=SUM([.O127:.U127])" office:value-type="float" office:value="669239" calcext:value-type="float">
            <text:p>669239</text:p>
          </table:table-cell>
          <table:table-cell office:value-type="float" office:value="50053" calcext:value-type="float">
            <text:p>50053</text:p>
          </table:table-cell>
          <table:table-cell table:formula="of:=385226-[.P128]-[.P129]-[.P130]-[.P131]" office:value-type="float" office:value="87570" calcext:value-type="float">
            <text:p>87570</text:p>
          </table:table-cell>
          <table:table-cell table:formula="of:=480353-[.Q126]-[.Q128]-[.Q130]-[.Q131]" office:value-type="float" office:value="97846" calcext:value-type="float">
            <text:p>97846</text:p>
          </table:table-cell>
          <table:table-cell table:formula="of:=278959-[.R128]-[.R130]"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1831" calcext:value-type="float">
            <text:p>1831</text:p>
          </table:table-cell>
          <table:table-cell table:style-name="Default" office:value-type="float" office:value="81.87" calcext:value-type="float">
            <text:p>81.8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6.26" calcext:value-type="float">
            <text:p>6.26</text:p>
          </table:table-cell>
          <table:table-cell office:value-type="float" office:value="265" calcext:value-type="float">
            <text:p>265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12.66/87.34</text:p>
          </table:table-cell>
          <table:table-cell office:value-type="float" office:value="5126811" calcext:value-type="float">
            <text:p>5126811</text:p>
          </table:table-cell>
          <table:table-cell table:formula="of:=SUM([.O128:.U128])" office:value-type="float" office:value="674055" calcext:value-type="float">
            <text:p>674055</text:p>
          </table:table-cell>
          <table:table-cell office:value-type="float" office:value="50885" calcext:value-type="float">
            <text:p>50885</text:p>
          </table:table-cell>
          <table:table-cell table:formula="of:=222003-[.P129]-[.P131]" office:value-type="float" office:value="74827" calcext:value-type="float">
            <text:p>74827</text:p>
          </table:table-cell>
          <table:table-cell table:formula="of:=382507-[.Q130]-[.Q131]-[.Q126]" office:value-type="float" office:value="97227" calcext:value-type="float">
            <text:p>97227</text:p>
          </table:table-cell>
          <table:table-cell table:formula="of:=187900-[.R130]" office:value-type="float" office:value="93537" calcext:value-type="float">
            <text:p>93537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2235" calcext:value-type="float">
            <text:p>2235</text:p>
          </table:table-cell>
          <table:table-cell office:value-type="float" office:value="1972" calcext:value-type="float">
            <text:p>1972</text:p>
          </table:table-cell>
          <table:table-cell table:style-name="Default" office:value-type="float" office:value="88.27" calcext:value-type="float">
            <text:p>88.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1.73" calcext:value-type="float">
            <text:p>11.73</text:p>
          </table:table-cell>
          <table:table-cell office:value-type="string" calcext:value-type="string">
            <text:p>11.73/88.27</text:p>
          </table:table-cell>
          <table:table-cell office:value-type="float" office:value="5126811" calcext:value-type="float">
            <text:p>5126811</text:p>
          </table:table-cell>
          <table:table-cell table:formula="of:=SUM([.O129:.U129])" office:value-type="float" office:value="698424" calcext:value-type="float">
            <text:p>698424</text:p>
          </table:table-cell>
          <table:table-cell office:value-type="float" office:value="51717" calcext:value-type="float">
            <text:p>51717</text:p>
          </table:table-cell>
          <table:table-cell office:value-type="float" office:value="73175" calcext:value-type="float">
            <text:p>73175</text:p>
          </table:table-cell>
          <table:table-cell table:formula="of:=596463-[.Q127]-[.Q128]-[.Q130]-[.Q131]-[.Q126]" office:value-type="float" office:value="116110" calcext:value-type="float">
            <text:p>116110</text:p>
          </table:table-cell>
          <table:table-cell table:formula="of:=575794-[.R126]-[.R127]-[.R128]-[.R130]-[.R131]" office:value-type="float" office:value="109755" calcext:value-type="float">
            <text:p>109755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2234" calcext:value-type="float">
            <text:p>2234</text:p>
          </table:table-cell>
          <table:table-cell office:value-type="float" office:value="1842" calcext:value-type="float">
            <text:p>1842</text:p>
          </table:table-cell>
          <table:table-cell table:style-name="Default" office:value-type="float" office:value="82.47" calcext:value-type="float">
            <text:p>82.47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5.7" calcext:value-type="float">
            <text:p>5.7</text:p>
          </table:table-cell>
          <table:table-cell office:value-type="float" office:value="264" calcext:value-type="float">
            <text:p>264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12.54/87.46</text:p>
          </table:table-cell>
          <table:table-cell office:value-type="float" office:value="5126811" calcext:value-type="float">
            <text:p>5126811</text:p>
          </table:table-cell>
          <table:table-cell table:formula="of:=SUM([.O130:.U130])" office:value-type="float" office:value="704969" calcext:value-type="float">
            <text:p>704969</text:p>
          </table:table-cell>
          <table:table-cell office:value-type="float" office:value="52549" calcext:value-type="float">
            <text:p>52549</text:p>
          </table:table-cell>
          <table:table-cell table:formula="of:=297656-[.P128]-[.P129]-[.P131]" office:value-type="float" office:value="75653" calcext:value-type="float">
            <text:p>75653</text:p>
          </table:table-cell>
          <table:table-cell table:formula="of:=285280-[.Q126]-[.Q131]" office:value-type="float" office:value="98053" calcext:value-type="float">
            <text:p>98053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2233" calcext:value-type="float">
            <text:p>2233</text:p>
          </table:table-cell>
          <table:table-cell office:value-type="float" office:value="1904" calcext:value-type="float">
            <text:p>1904</text:p>
          </table:table-cell>
          <table:table-cell table:style-name="Default" office:value-type="float" office:value="85.3" calcext:value-type="float">
            <text:p>85.3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3.49" calcext:value-type="float">
            <text:p>3.49</text:p>
          </table:table-cell>
          <table:table-cell office:value-type="float" office:value="250" calcext:value-type="float">
            <text:p>250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11.61/88.39</text:p>
          </table:table-cell>
          <table:table-cell office:value-type="float" office:value="5126811" calcext:value-type="float">
            <text:p>5126811</text:p>
          </table:table-cell>
          <table:table-cell table:formula="of:=SUM([.O131:.U131])" office:value-type="float" office:value="666020" calcext:value-type="float">
            <text:p>666020</text:p>
          </table:table-cell>
          <table:table-cell office:value-type="float" office:value="53381" calcext:value-type="float">
            <text:p>53381</text:p>
          </table:table-cell>
          <table:table-cell table:formula="of:=147176-[.P129]" office:value-type="float" office:value="74001" calcext:value-type="float">
            <text:p>74001</text:p>
          </table:table-cell>
          <table:table-cell office:value-type="float" office:value="93304" calcext:value-type="float">
            <text:p>93304</text:p>
          </table:table-cell>
          <table:table-cell table:formula="of:=371670-[.R127]-[.R128]-[.R130]" office:value-type="float" office:value="92711" calcext:value-type="float">
            <text:p>92711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4124" calcext:value-type="float">
            <text:p>4124</text:p>
          </table:table-cell>
          <table:table-cell office:value-type="float" office:value="1389" calcext:value-type="float">
            <text:p>1389</text:p>
          </table:table-cell>
          <table:table-cell table:style-name="Default" office:value-type="float" office:value="33.69" calcext:value-type="float">
            <text:p>33.69</text:p>
          </table:table-cell>
          <table:table-cell office:value-type="float" office:value="2016" calcext:value-type="float">
            <text:p>2016</text:p>
          </table:table-cell>
          <table:table-cell table:style-name="Default" office:value-type="float" office:value="48.91" calcext:value-type="float">
            <text:p>48.91</text:p>
          </table:table-cell>
          <table:table-cell office:value-type="float" office:value="717" calcext:value-type="float">
            <text:p>717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34.06/65.94</text:p>
          </table:table-cell>
          <table:table-cell office:value-type="float" office:value="13957483" calcext:value-type="float">
            <text:p>13957483</text:p>
          </table:table-cell>
          <table:table-cell table:formula="of:=SUM([.O132:.U132])" office:value-type="float" office:value="1593701" calcext:value-type="float">
            <text:p>1593701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580978" calcext:value-type="float">
            <text:p>580978</text:p>
          </table:table-cell>
          <table:table-cell office:value-type="float" office:value="279791" calcext:value-type="float">
            <text:p>279791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4114" calcext:value-type="float">
            <text:p>4114</text:p>
          </table:table-cell>
          <table:table-cell office:value-type="float" office:value="2092" calcext:value-type="float">
            <text:p>2092</text:p>
          </table:table-cell>
          <table:table-cell table:style-name="Default" office:value-type="float" office:value="50.85" calcext:value-type="float">
            <text:p>50.85</text:p>
          </table:table-cell>
          <table:table-cell office:value-type="float" office:value="1782" calcext:value-type="float">
            <text:p>1782</text:p>
          </table:table-cell>
          <table:table-cell table:style-name="Default" office:value-type="float" office:value="43.33" calcext:value-type="float">
            <text:p>43.33</text:p>
          </table:table-cell>
          <table:table-cell office:value-type="float" office:value="239" calcext:value-type="float">
            <text:p>239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10.27/89.73</text:p>
          </table:table-cell>
          <table:table-cell office:value-type="float" office:value="5126811" calcext:value-type="float">
            <text:p>5126811</text:p>
          </table:table-cell>
          <table:table-cell table:formula="of:=SUM([.O133:.U133])" office:value-type="float" office:value="1169233" calcext:value-type="float">
            <text:p>1169233</text:p>
          </table:table-cell>
          <table:table-cell office:value-type="float" office:value="258585" calcext:value-type="float">
            <text:p>258585</text:p>
          </table:table-cell>
          <table:table-cell office:value-type="float" office:value="385226" calcext:value-type="float">
            <text:p>385226</text:p>
          </table:table-cell>
          <table:table-cell office:value-type="float" office:value="91652" calcext:value-type="float">
            <text:p>91652</text:p>
          </table:table-cell>
          <table:table-cell office:value-type="float" office:value="91059" calcext:value-type="float">
            <text:p>910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112" calcext:value-type="float">
            <text:p>4112</text:p>
          </table:table-cell>
          <table:table-cell office:value-type="float" office:value="3878" calcext:value-type="float">
            <text:p>3878</text:p>
          </table:table-cell>
          <table:table-cell table:style-name="Default" office:value-type="float" office:value="94.33" calcext:value-type="float">
            <text:p>94.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5.67/94.33</text:p>
          </table:table-cell>
          <table:table-cell office:value-type="float" office:value="5126811" calcext:value-type="float">
            <text:p>5126811</text:p>
          </table:table-cell>
          <table:table-cell table:formula="of:=SUM([.O134:.U134])" office:value-type="float" office:value="1419890" calcext:value-type="float">
            <text:p>1419890</text:p>
          </table:table-cell>
          <table:table-cell office:value-type="float" office:value="258585" calcext:value-type="float">
            <text:p>258585</text:p>
          </table:table-cell>
          <table:table-cell office:value-type="float" office:value="148002" calcext:value-type="float">
            <text:p>148002</text:p>
          </table:table-cell>
          <table:table-cell office:value-type="float" office:value="278260" calcext:value-type="float">
            <text:p>278260</text:p>
          </table:table-cell>
          <table:table-cell office:value-type="float" office:value="377464" calcext:value-type="float">
            <text:p>377464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4111" calcext:value-type="float">
            <text:p>4111</text:p>
          </table:table-cell>
          <table:table-cell office:value-type="float" office:value="2791" calcext:value-type="float">
            <text:p>2791</text:p>
          </table:table-cell>
          <table:table-cell table:style-name="Default" office:value-type="float" office:value="67.9" calcext:value-type="float">
            <text:p>67.9</text:p>
          </table:table-cell>
          <table:table-cell office:value-type="float" office:value="1066" calcext:value-type="float">
            <text:p>1066</text:p>
          </table:table-cell>
          <table:table-cell table:style-name="Default" office:value-type="float" office:value="25.94" calcext:value-type="float">
            <text:p>25.94</text:p>
          </table:table-cell>
          <table:table-cell office:value-type="float" office:value="253" calcext:value-type="float">
            <text:p>25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8.31/91.69</text:p>
          </table:table-cell>
          <table:table-cell office:value-type="float" office:value="5126811" calcext:value-type="float">
            <text:p>5126811</text:p>
          </table:table-cell>
          <table:table-cell table:formula="of:=SUM([.O135:.U135])" office:value-type="float" office:value="1339110" calcext:value-type="float">
            <text:p>1339110</text:p>
          </table:table-cell>
          <table:table-cell office:value-type="float" office:value="258585" calcext:value-type="float">
            <text:p>258585</text:p>
          </table:table-cell>
          <table:table-cell office:value-type="float" office:value="73175" calcext:value-type="float">
            <text:p>73175</text:p>
          </table:table-cell>
          <table:table-cell office:value-type="float" office:value="184130" calcext:value-type="float">
            <text:p>184130</text:p>
          </table:table-cell>
          <table:table-cell office:value-type="float" office:value="475553" calcext:value-type="float">
            <text:p>475553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4109" calcext:value-type="float">
            <text:p>4109</text:p>
          </table:table-cell>
          <table:table-cell office:value-type="float" office:value="1952" calcext:value-type="float">
            <text:p>1952</text:p>
          </table:table-cell>
          <table:table-cell table:style-name="Default" office:value-type="float" office:value="47.52" calcext:value-type="float">
            <text:p>47.52</text:p>
          </table:table-cell>
          <table:table-cell office:value-type="float" office:value="1923" calcext:value-type="float">
            <text:p>1923</text:p>
          </table:table-cell>
          <table:table-cell table:style-name="Default" office:value-type="float" office:value="46.8" calcext:value-type="float">
            <text:p>46.8</text:p>
          </table:table-cell>
          <table:table-cell office:value-type="float" office:value="233" calcext:value-type="float">
            <text:p>233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10.67/89.33</text:p>
          </table:table-cell>
          <table:table-cell office:value-type="float" office:value="5126811" calcext:value-type="float">
            <text:p>5126811</text:p>
          </table:table-cell>
          <table:table-cell table:formula="of:=SUM([.O136:.U136])" office:value-type="float" office:value="1518533" calcext:value-type="float">
            <text:p>1518533</text:p>
          </table:table-cell>
          <table:table-cell office:value-type="float" office:value="258585" calcext:value-type="float">
            <text:p>258585</text:p>
          </table:table-cell>
          <table:table-cell office:value-type="float" office:value="223655" calcext:value-type="float">
            <text:p>223655</text:p>
          </table:table-cell>
          <table:table-cell office:value-type="float" office:value="466520" calcext:value-type="float">
            <text:p>466520</text:p>
          </table:table-cell>
          <table:table-cell office:value-type="float" office:value="185422" calcext:value-type="float">
            <text:p>185422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4107" calcext:value-type="float">
            <text:p>4107</text:p>
          </table:table-cell>
          <table:table-cell office:value-type="float" office:value="2107" calcext:value-type="float">
            <text:p>2107</text:p>
          </table:table-cell>
          <table:table-cell table:style-name="Default" office:value-type="float" office:value="51.32" calcext:value-type="float">
            <text:p>51.32</text:p>
          </table:table-cell>
          <table:table-cell office:value-type="float" office:value="1766" calcext:value-type="float">
            <text:p>1766</text:p>
          </table:table-cell>
          <table:table-cell table:style-name="Default" office:value-type="float" office:value="43.02" calcext:value-type="float">
            <text:p>43.02</text:p>
          </table:table-cell>
          <table:table-cell office:value-type="float" office:value="232" calcext:value-type="float">
            <text:p>232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9.95/90.05</text:p>
          </table:table-cell>
          <table:table-cell office:value-type="float" office:value="5126811" calcext:value-type="float">
            <text:p>5126811</text:p>
          </table:table-cell>
          <table:table-cell table:formula="of:=SUM([.O137:.U137])" office:value-type="float" office:value="1866562" calcext:value-type="float">
            <text:p>1866562</text:p>
          </table:table-cell>
          <table:table-cell office:value-type="float" office:value="258585" calcext:value-type="float">
            <text:p>258585</text:p>
          </table:table-cell>
          <table:table-cell office:value-type="float" office:value="297656" calcext:value-type="float">
            <text:p>297656</text:p>
          </table:table-cell>
          <table:table-cell office:value-type="float" office:value="371564" calcext:value-type="float">
            <text:p>371564</text:p>
          </table:table-cell>
          <table:table-cell office:value-type="float" office:value="586134" calcext:value-type="float">
            <text:p>586134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3911" calcext:value-type="float">
            <text:p>3911</text:p>
          </table:table-cell>
          <table:table-cell office:value-type="float" office:value="1508" calcext:value-type="float">
            <text:p>1508</text:p>
          </table:table-cell>
          <table:table-cell office:value-type="percentage" office:value="38.57" calcext:value-type="percentage">
            <text:p>3857.00%</text:p>
          </table:table-cell>
          <table:table-cell office:value-type="float" office:value="1686" calcext:value-type="float">
            <text:p>1686</text:p>
          </table:table-cell>
          <table:table-cell office:value-type="percentage" office:value="43.13" calcext:value-type="percentage">
            <text:p>4313.00%</text:p>
          </table:table-cell>
          <table:table-cell office:value-type="float" office:value="715" calcext:value-type="float">
            <text:p>715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32.18/67.82</text:p>
          </table:table-cell>
          <table:table-cell office:value-type="float" office:value="13957483" calcext:value-type="float">
            <text:p>13957483</text:p>
          </table:table-cell>
          <table:table-cell table:formula="of:=SUM([.O138:.U138])" office:value-type="float" office:value="1885568" calcext:value-type="float">
            <text:p>1885568</text:p>
          </table:table-cell>
          <table:table-cell office:value-type="float" office:value="0" calcext:value-type="float">
            <text:p>0</text:p>
          </table:table-cell>
          <table:table-cell office:value-type="float" office:value="94094" calcext:value-type="float">
            <text:p>94094</text:p>
          </table:table-cell>
          <table:table-cell office:value-type="float" office:value="580978" calcext:value-type="float">
            <text:p>580978</text:p>
          </table:table-cell>
          <table:table-cell office:value-type="float" office:value="571658" calcext:value-type="float">
            <text:p>571658</text:p>
          </table:table-cell>
          <table:table-cell office:value-type="float" office:value="242049" calcext:value-type="float">
            <text:p>242049</text:p>
          </table:table-cell>
          <table:table-cell office:value-type="float" office:value="197946" calcext:value-type="float">
            <text:p>197946</text:p>
          </table:table-cell>
          <table:table-cell office:value-type="float" office:value="198843" calcext:value-type="float">
            <text:p>198843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float" office:value="3900" calcext:value-type="float">
            <text:p>3900</text:p>
          </table:table-cell>
          <table:table-cell office:value-type="float" office:value="3668" calcext:value-type="float">
            <text:p>3668</text:p>
          </table:table-cell>
          <table:table-cell office:value-type="percentage" office:value="94.07" calcext:value-type="percentage">
            <text:p>9407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1" calcext:value-type="float">
            <text:p>231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5.93/94.07</text:p>
          </table:table-cell>
          <table:table-cell office:value-type="float" office:value="5126811" calcext:value-type="float">
            <text:p>5126811</text:p>
          </table:table-cell>
          <table:table-cell table:formula="of:=SUM([.O139:.U139])" office:value-type="float" office:value="1420898" calcext:value-type="float">
            <text:p>1420898</text:p>
          </table:table-cell>
          <table:table-cell office:value-type="float" office:value="258585" calcext:value-type="float">
            <text:p>258585</text:p>
          </table:table-cell>
          <table:table-cell office:value-type="float" office:value="74123" calcext:value-type="float">
            <text:p>74123</text:p>
          </table:table-cell>
          <table:table-cell office:value-type="float" office:value="466520" calcext:value-type="float">
            <text:p>466520</text:p>
          </table:table-cell>
          <table:table-cell office:value-type="float" office:value="278959" calcext:value-type="float">
            <text:p>278959</text:p>
          </table:table-cell>
          <table:table-cell office:value-type="float" office:value="113639" calcext:value-type="float">
            <text:p>113639</text:p>
          </table:table-cell>
          <table:table-cell office:value-type="float" office:value="114237" calcext:value-type="float">
            <text:p>114237</text:p>
          </table:table-cell>
          <table:table-cell office:value-type="float" office:value="114835" calcext:value-type="float">
            <text:p>11483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3895" calcext:value-type="float">
            <text:p>3895</text:p>
          </table:table-cell>
          <table:table-cell office:value-type="float" office:value="3065" calcext:value-type="float">
            <text:p>3065</text:p>
          </table:table-cell>
          <table:table-cell office:value-type="percentage" office:value="78.69" calcext:value-type="percentage">
            <text:p>7869.00%</text:p>
          </table:table-cell>
          <table:table-cell office:value-type="float" office:value="597" calcext:value-type="float">
            <text:p>597</text:p>
          </table:table-cell>
          <table:table-cell office:value-type="percentage" office:value="15.34" calcext:value-type="percentage">
            <text:p>1534.00%</text:p>
          </table:table-cell>
          <table:table-cell office:value-type="float" office:value="232" calcext:value-type="float">
            <text:p>232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7.05/92.95</text:p>
          </table:table-cell>
          <table:table-cell office:value-type="float" office:value="5126811" calcext:value-type="float">
            <text:p>5126811</text:p>
          </table:table-cell>
          <table:table-cell table:formula="of:=SUM([.O140:.U140])" office:value-type="float" office:value="1217171" calcext:value-type="float">
            <text:p>1217171</text:p>
          </table:table-cell>
          <table:table-cell office:value-type="float" office:value="258585" calcext:value-type="float">
            <text:p>258585</text:p>
          </table:table-cell>
          <table:table-cell office:value-type="float" office:value="226499" calcext:value-type="float">
            <text:p>226499</text:p>
          </table:table-cell>
          <table:table-cell office:value-type="float" office:value="186608" calcext:value-type="float">
            <text:p>186608</text:p>
          </table:table-cell>
          <table:table-cell office:value-type="float" office:value="187900" calcext:value-type="float">
            <text:p>187900</text:p>
          </table:table-cell>
          <table:table-cell office:value-type="float" office:value="118595" calcext:value-type="float">
            <text:p>118595</text:p>
          </table:table-cell>
          <table:table-cell office:value-type="float" office:value="119193" calcext:value-type="float">
            <text:p>119193</text:p>
          </table:table-cell>
          <table:table-cell office:value-type="float" office:value="119791" calcext:value-type="float">
            <text:p>119791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3839" calcext:value-type="float">
            <text:p>3839</text:p>
          </table:table-cell>
          <table:table-cell office:value-type="float" office:value="1823" calcext:value-type="float">
            <text:p>1823</text:p>
          </table:table-cell>
          <table:table-cell office:value-type="percentage" office:value="46.48" calcext:value-type="percentage">
            <text:p>4648.00%</text:p>
          </table:table-cell>
          <table:table-cell office:value-type="float" office:value="1838" calcext:value-type="float">
            <text:p>1838</text:p>
          </table:table-cell>
          <table:table-cell office:value-type="percentage" office:value="47.21" calcext:value-type="percentage">
            <text:p>4721.00%</text:p>
          </table:table-cell>
          <table:table-cell office:value-type="float" office:value="231" calcext:value-type="float">
            <text:p>231</text:p>
          </table:table-cell>
          <table:table-cell office:value-type="float" office:value="5.95" calcext:value-type="float">
            <text:p>5.95</text:p>
          </table:table-cell>
          <table:table-cell office:value-type="string" calcext:value-type="string">
            <text:p>11.27/88.73</text:p>
          </table:table-cell>
          <table:table-cell office:value-type="float" office:value="5126811" calcext:value-type="float">
            <text:p>5126811</text:p>
          </table:table-cell>
          <table:table-cell table:formula="of:=SUM([.O141:.U141])" office:value-type="float" office:value="1157906" calcext:value-type="float">
            <text:p>1157906</text:p>
          </table:table-cell>
          <table:table-cell office:value-type="float" office:value="258585" calcext:value-type="float">
            <text:p>258585</text:p>
          </table:table-cell>
          <table:table-cell office:value-type="float" office:value="88332" calcext:value-type="float">
            <text:p>88332</text:p>
          </table:table-cell>
          <table:table-cell office:value-type="float" office:value="92478" calcext:value-type="float">
            <text:p>92478</text:p>
          </table:table-cell>
          <table:table-cell office:value-type="float" office:value="370844" calcext:value-type="float">
            <text:p>370844</text:p>
          </table:table-cell>
          <table:table-cell office:value-type="float" office:value="115291" calcext:value-type="float">
            <text:p>115291</text:p>
          </table:table-cell>
          <table:table-cell office:value-type="float" office:value="115889" calcext:value-type="float">
            <text:p>115889</text:p>
          </table:table-cell>
          <table:table-cell office:value-type="float" office:value="116487" calcext:value-type="float">
            <text:p>116487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3892" calcext:value-type="float">
            <text:p>3892</text:p>
          </table:table-cell>
          <table:table-cell office:value-type="float" office:value="2361" calcext:value-type="float">
            <text:p>2361</text:p>
          </table:table-cell>
          <table:table-cell office:value-type="percentage" office:value="60.69" calcext:value-type="percentage">
            <text:p>6069.00%</text:p>
          </table:table-cell>
          <table:table-cell office:value-type="float" office:value="1299" calcext:value-type="float">
            <text:p>1299</text:p>
          </table:table-cell>
          <table:table-cell office:value-type="percentage" office:value="33.39" calcext:value-type="percentage">
            <text:p>3339.00%</text:p>
          </table:table-cell>
          <table:table-cell office:value-type="float" office:value="230" calcext:value-type="float">
            <text:p>230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8.90/91.10</text:p>
          </table:table-cell>
          <table:table-cell office:value-type="float" office:value="5126811" calcext:value-type="float">
            <text:p>5126811</text:p>
          </table:table-cell>
          <table:table-cell table:formula="of:=SUM([.O142:.U142])" office:value-type="float" office:value="1322789" calcext:value-type="float">
            <text:p>1322789</text:p>
          </table:table-cell>
          <table:table-cell office:value-type="float" office:value="258585" calcext:value-type="float">
            <text:p>258585</text:p>
          </table:table-cell>
          <table:table-cell office:value-type="float" office:value="303926" calcext:value-type="float">
            <text:p>303926</text:p>
          </table:table-cell>
          <table:table-cell office:value-type="float" office:value="281564" calcext:value-type="float">
            <text:p>281564</text:p>
          </table:table-cell>
          <table:table-cell office:value-type="float" office:value="94363" calcext:value-type="float">
            <text:p>94363</text:p>
          </table:table-cell>
          <table:table-cell office:value-type="float" office:value="127519" calcext:value-type="float">
            <text:p>127519</text:p>
          </table:table-cell>
          <table:table-cell office:value-type="float" office:value="128117" calcext:value-type="float">
            <text:p>128117</text:p>
          </table:table-cell>
          <table:table-cell office:value-type="float" office:value="128715" calcext:value-type="float">
            <text:p>128715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6" office:value-type="float" office:value="6" calcext:value-type="float">
            <text:p>6</text:p>
          </table:table-cell>
          <table:table-cell office:value-type="float" office:value="3890" calcext:value-type="float">
            <text:p>3890</text:p>
          </table:table-cell>
          <table:table-cell office:value-type="float" office:value="2775" calcext:value-type="float">
            <text:p>2775</text:p>
          </table:table-cell>
          <table:table-cell office:value-type="percentage" office:value="71.34" calcext:value-type="percentage">
            <text:p>7134.00%</text:p>
          </table:table-cell>
          <table:table-cell office:value-type="float" office:value="883" calcext:value-type="float">
            <text:p>883</text:p>
          </table:table-cell>
          <table:table-cell office:value-type="percentage" office:value="22.7" calcext:value-type="percentage">
            <text:p>2270.00%</text:p>
          </table:table-cell>
          <table:table-cell office:value-type="float" office:value="231" calcext:value-type="float">
            <text:p>231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7.71/92.29</text:p>
          </table:table-cell>
          <table:table-cell office:value-type="float" office:value="5126811" calcext:value-type="float">
            <text:p>5126811</text:p>
          </table:table-cell>
          <table:table-cell table:formula="of:=SUM([.O143:.U143])" office:value-type="float" office:value="1599529" calcext:value-type="float">
            <text:p>1599529</text:p>
          </table:table-cell>
          <table:table-cell office:value-type="float" office:value="258585" calcext:value-type="float">
            <text:p>258585</text:p>
          </table:table-cell>
          <table:table-cell office:value-type="float" office:value="149898" calcext:value-type="float">
            <text:p>149898</text:p>
          </table:table-cell>
          <table:table-cell office:value-type="float" office:value="374868" calcext:value-type="float">
            <text:p>374868</text:p>
          </table:table-cell>
          <table:table-cell office:value-type="float" office:value="463555" calcext:value-type="float">
            <text:p>463555</text:p>
          </table:table-cell>
          <table:table-cell office:value-type="float" office:value="116943" calcext:value-type="float">
            <text:p>116943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8139" calcext:value-type="float">
            <text:p>118139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9:59:09.141661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29:09.952077956</meta:creation-date>
    <dc:date>2018-02-28T06:50:37.754745942</dc:date>
    <meta:editing-duration>PT6H55M44S</meta:editing-duration>
    <meta:editing-cycles>61</meta:editing-cycles>
    <meta:generator>LibreOffice/5.1.6.2$Linux_X86_64 LibreOffice_project/10m0$Build-2</meta:generator>
    <meta:document-statistic meta:table-count="1" meta:cell-count="2383" meta:object-count="0"/>
  </office:meta>
</office:document-meta>
</file>